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Text_20_body">
      <style:text-properties fo:language="pl" fo:country="PL"/>
    </style:style>
    <style:style style:name="P6" style:family="paragraph" style:parent-style-name="Text_20_body">
      <style:paragraph-properties fo:text-align="start" style:justify-single-word="false"/>
      <style:text-properties fo:language="pl" fo:country="PL"/>
    </style:style>
    <style:style style:name="P7" style:family="paragraph" style:parent-style-name="Text_20_body">
      <style:text-properties style:font-name="Calibri1"/>
    </style:style>
    <style:style style:name="P8" style:family="paragraph" style:parent-style-name="Text_20_body">
      <style:text-properties style:font-name="Calibri1" fo:language="pl" fo:country="PL"/>
    </style:style>
    <style:style style:name="P9" style:family="paragraph" style:parent-style-name="Text_20_body">
      <style:paragraph-properties fo:text-align="center" style:justify-single-word="false"/>
      <style:text-properties style:font-name="Calibri1" fo:language="pl" fo:country="PL"/>
    </style:style>
    <style:style style:name="P10" style:family="paragraph" style:parent-style-name="Text_20_body">
      <style:paragraph-properties fo:text-align="start" style:justify-single-word="false"/>
      <style:text-properties style:font-name="Calibri1" fo:language="pl" fo:country="PL"/>
    </style:style>
    <style:style style:name="P11" style:family="paragraph" style:parent-style-name="Text_20_body">
      <style:text-properties style:font-name="Calibri" fo:language="pl" fo:country="PL"/>
    </style:style>
    <style:style style:name="P12" style:family="paragraph" style:parent-style-name="Text_20_body">
      <style:paragraph-properties fo:text-align="center" style:justify-single-word="false"/>
      <style:text-properties style:font-name="Calibri" fo:language="pl" fo:country="PL"/>
    </style:style>
    <style:style style:name="P13" style:family="paragraph" style:parent-style-name="Text_20_body">
      <style:paragraph-properties fo:text-align="center"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Heading" style:master-page-name="Standard">
      <style:paragraph-properties style:page-number="auto"/>
      <style:text-properties fo:language="pl" fo:country="PL"/>
    </style:style>
    <style:style style:name="P22" style:family="paragraph" style:parent-style-name="Heading_20_2">
      <style:text-properties fo:language="pl" fo:country="PL"/>
    </style:style>
    <style:style style:name="P23" style:family="paragraph" style:parent-style-name="Heading_20_2">
      <style:paragraph-properties fo:break-before="page"/>
      <style:text-properties fo:language="pl" fo:country="PL"/>
    </style:style>
    <style:style style:name="P24" style:family="paragraph" style:parent-style-name="Heading_20_2" style:list-style-name="WWNum4">
      <style:paragraph-properties fo:break-before="page"/>
      <style:text-properties fo:language="pl" fo:country="PL"/>
    </style:style>
    <style:style style:name="P25" style:family="paragraph" style:parent-style-name="Heading_20_3">
      <style:text-properties fo:language="pl" fo:country="PL"/>
    </style:style>
    <style:style style:name="P26" style:family="paragraph" style:parent-style-name="List_20_Paragraph" style:list-style-name="WWNum1">
      <style:text-properties fo:language="pl" fo:country="PL"/>
    </style:style>
    <style:style style:name="P27" style:family="paragraph" style:parent-style-name="List_20_Paragraph" style:list-style-name="WWNum2">
      <style:text-properties fo:language="pl" fo:country="PL"/>
    </style:style>
    <style:style style:name="P2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
    </style:style>
    <style:style style:name="T6" style:family="text">
      <style:text-properties fo:background-color="#ffff00"/>
    </style:style>
    <style:style style:name="T7" style:family="text">
      <style:text-properties fo:background-color="transparent"/>
    </style:style>
    <style:style style:name="T8" style:family="text">
      <style:text-properties style:font-name="Calibri2"/>
    </style:style>
    <style:style style:name="T9" style:family="text">
      <style:text-properties style:font-name="Calibri2" fo:background-color="transparent"/>
    </style:style>
    <style:style style:name="T10" style:family="text">
      <style:text-properties fo:font-weight="bold" style:font-weight-asian="bold"/>
    </style:style>
    <style:style style:name="T11" style:family="text">
      <style:text-properties style:font-name="Calibri1"/>
    </style:style>
    <style:style style:name="T12"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Orły na Krymie – tom I, „Elekcja Inaczej”</text:p>
      <text:list xml:id="list4297653778200584212" text:style-name="Outline">
        <text:list-item>
          <text:h text:style-name="P22"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2583175" text:continue-numbering="true" text:style-name="Outline">
        <text:list-item>
          <text:h text:style-name="P22" text:outline-level="1">Czego jeszcze potrzebujemy</text:h>
        </text:list-item>
      </text:list>
      <text:list xml:id="list4474946875414979779" text:style-name="WWNum1">
        <text:list-item>
          <text:p text:style-name="P26"><text:s/>przeczytać początek wątku „Elekcja 1673 inaczej”</text:p>
        </text:list-item>
        <text:list-item>
          <text:p text:style-name="P26">Dowiedzieć się więcej o organizacji wojsk Rzeczypospolitej w 2-giej poł. XVII wieku</text:p>
          <text:list>
            <text:list-item>
              <text:p text:style-name="P26">Źródłem może być gra wojenna „Ogniem i Mieczem”</text:p>
            </text:list-item>
          </text:list>
        </text:list-item>
        <text:list-item>
          <text:p text:style-name="P26">Dowiedzieć się więcej o wojnie Polsko-Tureckiej od 1672 roku</text:p>
        </text:list-item>
        <text:list-item>
          <text:p text:style-name="P26">Dowiedzieć się więcej o zwyczajach Rzeczypospolitej Szlacheckiej z 2-giej poł. XVII wieku, źródła:</text:p>
          <text:list>
            <text:list-item>
              <text:p text:style-name="P26">Strona internetowa Kadrinazi</text:p>
            </text:list-item>
            <text:list-item>
              <text:p text:style-name="P26">„Encyklopedia Staropolska” Glogera – może jest na internecie</text:p>
            </text:list-item>
            <text:list-item>
              <text:p text:style-name="P26">„Pamiętniki” Jana Chryzostoma Paska – może jest na internecie – jest w Google Books</text:p>
            </text:list-item>
            <text:list-item>
              <text:p text:style-name="P26">„Listy do Marysieńki” Króla Jana III Sobieskiego – może są na internecie</text:p>
            </text:list-item>
          </text:list>
        </text:list-item>
        <text:list-item>
          <text:p text:style-name="P26">Ewentualnie porozumieć się z głównymi uczestnikami wątku</text:p>
        </text:list-item>
      </text:list>
      <text:list xml:id="list42579708" text:continue-list="list42583175" text:style-name="Outline">
        <text:list-item>
          <text:h text:style-name="P22" text:outline-level="1">Postaci</text:h>
          <text:list>
            <text:list-item>
              <text:list>
                <text:list-item>
                  <text:h text:style-name="P25"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2583961" text:continue-numbering="true" text:style-name="Outline">
        <text:list-item>
          <text:list>
            <text:list-item>
              <text:list>
                <text:list-item>
                  <text:h text:style-name="P25"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2604879" text:continue-numbering="true" text:style-name="Outline">
        <text:list-item>
          <text:list>
            <text:list-item>
              <text:list>
                <text:list-item>
                  <text:h text:style-name="P25" text:outline-level="3">Charakterystyka postaci</text:h>
                </text:list-item>
              </text:list>
            </text:list-item>
          </text:list>
        </text:list-item>
      </text:list>
      <text:p text:style-name="P1"><text:span text:style-name="T10">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0">Jakub Ostrowski</text:span> – ojciec Stefana, gospodarzy w Ostrowicach na Mazowszu, których to Ostrowic ma część. Ukrywa haniebną kartę z czasów Potopu, kiedy to jako jeden z pierwszych przeszedł na stronę Karola Gustawa. </text:p>
      <text:p text:style-name="P1"><text:span text:style-name="T10">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42575693" text:continue-numbering="true" text:style-name="Outline">
        <text:list-item>
          <text:h text:style-name="P22"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2601208" text:continue-numbering="true" text:style-name="Outline">
        <text:list-item>
          <text:list>
            <text:list-item>
              <text:list>
                <text:list-item>
                  <text:h text:style-name="P25" text:outline-level="3">Pytania do tego co już napisaliśmy</text:h>
                </text:list-item>
              </text:list>
            </text:list-item>
          </text:list>
        </text:list-item>
      </text:list>
      <text:list xml:id="list6099944266960987497" text:style-name="WWNum2">
        <text:list-item>
          <text:p text:style-name="P27">Jakie były działania wojsk polskich prowadzonych przez Hetmana Wlk. na Podolu podczas i tuż po oblężeniu Kamieńca? -&gt; Wyprawa Przeciwko Czambułom</text:p>
        </text:list-item>
        <text:list-item>
          <text:p text:style-name="P27">Kto mógł dowodzić silnym podjazdem, jakie były jego cele i dalsze losy? -&gt; Pośrednio Strażnik Kornny Bidziński, bezpośrednio pan Pruszkowski</text:p>
        </text:list-item>
        <text:list-item>
          <text:p text:style-name="P27">Jak wyglądały działania wojenne podczas elekcji? -&gt; rozejm Buczacki, konfederacja Gołąbska</text:p>
        </text:list-item>
        <text:list-item>
          <text:p text:style-name="P27">Jak wyglądały działania wojenne po elekcji? -&gt; Oblężenie Lwowa i Trembowli (nie jest ważne bo już nastąpił POD)</text:p>
        </text:list-item>
      </text:list>
      <text:p text:style-name="P1"/>
      <text:list xml:id="list42578490" text:continue-list="list42601208" text:style-name="Outline">
        <text:list-item>
          <text:list>
            <text:list-item>
              <text:list>
                <text:list-item>
                  <text:h text:style-name="P25"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7756420876906438069" text:style-name="WWNum4">
        <text:list-item>
          <text:h text:style-name="P24"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 Pietrek, myślisz że to...</text:p>
      <text:p text:style-name="P17">- Tatarzy, znaczy, ordyńcy, znaczy, Krymcy!</text:p>
      <text:p text:style-name="P5">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5">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 Coście za jedni?</text:p>
      <text:p text:style-name="P17">- My tutejse, z Majdana<text:span text:style-name="T1">.</text:span></text:p>
      <text:p text:style-name="P17"><text:soft-page-break/>- co tu robicie?</text:p>
      <text:p text:style-name="P17">- Tatary nas ciongły, a potem tu ostawiły...</text:p>
      <text:p text:style-name="P17">- a gdzie wasi rodzice?</text:p>
      <text:p text:style-name="P17">- Une ich ubiły, zanim nas ciongły...</text:p>
      <text:p text:style-name="P17">- a Tatary gdzie? Wiele ich?</text:p>
      <text:p text:style-name="P17">- ja nie wiem Panie, jak nas ostawiły to skoro uciekały, nie bijcie!</text:p>
      <text:p text:style-name="P17">- Nie bójcie się, już nikt nie będzie was bił. Idźcie do gościńca i potem do Krasnobrodu, na lewo. Tam już tylko nasze wojska i pan hetman, nie ma już Tatarów.</text:p>
      <text:p text:style-name="P17"/>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 Patrzcie to ten wielki wojownik, co z chłopami walczy, a przed nami ucieka!</text:p>
      <text:p text:style-name="P17">- W łeb go od razu!</text:p>
      <text:p text:style-name="P17">- Nie, pobawmy się z nim trochę!</text:p>
      <text:p text:style-name="P17">- Stać, trzeba go odesłać na przepytki do jaśnie pana hetmana! Temu pachołkowi wesoło już tam nie będzie!</text:p>
      <text:p text:style-name="P17"/>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 witamy waszmościów pancernych, widno na poważną potrzebę się zanosi, gdy razem podążamy!</text:p>
      <text:p text:style-name="P17">- witamy, słyszę że panowie Wołosza dobrze już mową polską władacie?</text:p>
      <text:p text:style-name="P17">- bo przecie u nas prawie wszyscy Polacy, a nawet szlachta. Król zaciągi wydając kazał nie ufać cudzoziemcom, tak i u nas kilku tylko prawdziwych Wołoch. Jam zaś urodzony Stefan Ostrowski z Mazowsza, i mój poczet krewniaków.</text:p>
      <text:p text:style-name="P17">- Przebóg, toć i ja z Mazowsza, Stanisław Starczyński, a to moi pocztowi panowie Piotrowski i Wyczyński. Skąd Waszmość pochodzisz?</text:p>
      <text:p text:style-name="P17">- Z Ostrówka, zaścianku pod Konstancinem, gdzie się dobra Gosiewskich senatorstwa zaczynają...</text:p>
      <text:p text:style-name="P17">-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7">- Tatarów usiec musimy, co ciężką są dla ludu naszej ziemi plagą... Potem zasię może co i na Turkach zdobędziemy?</text:p>
      <text:p text:style-name="P17">Starczyński, młodzian słusznej postury w bardzo porządnej kolczudze, skrzywił się na wzmiankę o ludzie. </text:p>
      <text:p text:style-name="P17">- Słyszę iż Waść wiernym jegomości hetman jesteś sekundantem, tak się nad ludem litując. To i pan hetman ludowi w głowach przewraca, do wojaczki a nie do pługa go nawołując.</text:p>
      <text:p text:style-name="P17">-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94</dc:date><text:p text:style-name="P28"><text:span text:style-name="T12">Sprawdź czy znajdzie się lepsze sformułowanie</text:span></text:p></office:annotation><text:span text:style-name="T6">się godzi</text:span><office:annotation-end office:name="__Annotation__2309_2028586140"/><text:span text:style-name="T6">.</text:span></text:p>
      <text:p text:style-name="P17">-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 Ale teraz pono Moskwa nasz aliant przeciw Turczynowi. Jak Waszmość to widzisz, ruszą nam z pomocą?</text:p>
      <text:p text:style-name="P17">-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7">- Cóż to mości strażniku, nowych ludzi na czele chorągwi mi puszczacie?</text:p>
      <text:p text:style-name="P17">- Wasza wielmożność, to pan Ostrowski zastąpił wczoraj pana Pruszkowskiego, gdy ten ubit...</text:p>
      <text:p text:style-name="P17">-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5">ym tylko ogr</text:span><text:span text:style-name="T3">ó</text:span><text:span text:style-name="T5">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5">niowieckiego</text:span>, i nie wierzył własnym oczom. Pan hetman polny koronny, przebywający u boku króla we Lwowie, donosił o pomyśle ugody tegoż z Sapiehami, kt<text:span text:style-name="T3">ó</text:span><text:span text:style-name="T5">rzy od lat polityk</text:span><text:span text:style-name="T3">ę</text:span><text:span text:style-name="T5"> w</text:span><text:span text:style-name="T3">ł</text:span><text:span text:style-name="T5">asn</text:span><text:span text:style-name="T3">ą</text:span><text:span text:style-name="T5"> w Wielkim Ksi</text:span><text:span text:style-name="T3">ę</text:span><text:span text:style-name="T5">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5">ci o tym zwycięstwie świetnym Sobieskiego dotar</text:span><text:span text:style-name="T3">ł</text:span><text:span text:style-name="T5">y r</text:span><text:span text:style-name="T3">ó</text:span><text:span text:style-name="T5">wnie</text:span><text:span text:style-name="T3">ż</text:span> do sułtana tureckiego i przerazi<text:span text:style-name="T3">ł</text:span><text:span text:style-name="T5">y go. J</text:span>eszcze wi<text:span text:style-name="T3">ę</text:span><text:span text:style-name="T5">ksze na su</text:span><text:span text:style-name="T3">ł</text:span><text:span text:style-name="T5">tanie wra</text:span><text:span text:style-name="T3">ż</text:span><text:span text:style-name="T5">enie zrobi</text:span><text:span text:style-name="T3">ł</text:span><text:span text:style-name="T5">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5">oski </text:span>o marszu pana hetmana Sobieskiego <text:soft-page-break/>powodowa<text:span text:style-name="T3">ł</text:span><text:span text:style-name="T5">y panik</text:span><text:span text:style-name="T3">ę</text:span><text:span text:style-name="T5"> w</text:span><text:span text:style-name="T3">ś</text:span><text:span text:style-name="T5">r</text:span><text:span text:style-name="T3">ó</text:span><text:span text:style-name="T5">d naje</text:span><text:span text:style-name="T3">ź</text:span><text:span text:style-name="T5">d</text:span><text:span text:style-name="T3">ź</text:span><text:span text:style-name="T5">c</text:span><text:span text:style-name="T3">ó</text:span><text:span text:style-name="T5">w dotychczas bezkarnych</text:span>. Pan Sobieski jednak na Turk<text:span text:style-name="T3">ó</text:span><text:span text:style-name="T5">w nie nast</text:span><text:span text:style-name="T3">ę</text:span><text:span text:style-name="T5">powa</text:span><text:span text:style-name="T3">ł</text:span><text:span text:style-name="T5"> – jeszcze nie tej jesieni, ko</text:span><text:span text:style-name="T3">ń</text:span><text:span text:style-name="T5">cz</text:span><text:span text:style-name="T3">ą</text:span><text:span text:style-name="T5">cej </text:span><text:span text:style-name="T3">ó</text:span><text:span text:style-name="T5">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text:soft-page-break/>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2603563" text:continue-list="list42578490" text:style-name="Outline">
        <text:list-item text:start-value="2">
          <text:h text:style-name="P23"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3">ł</text:span><text:span text:style-name="T5">odzian do</text:span><text:span text:style-name="T3">ść</text:span><text:span text:style-name="T5"> pos</text:span><text:span text:style-name="T3">ę</text:span><text:span text:style-name="T5">pny, wysoki i chudy szlachcic o poci</text:span><text:span text:style-name="T3">ą</text:span><text:span text:style-name="T5">g</text:span><text:span text:style-name="T3">ł</text:span><text:span text:style-name="T5">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5">odszy i drobniejszy by</text:span><text:span text:style-name="T3">ł</text:span><text:span text:style-name="T5"> od pana Starczy</text:span><text:span text:style-name="T3">ń</text:span><text:span text:style-name="T5">skiego, zwykle wes</text:span><text:span text:style-name="T3">ół</text:span><text:span text:style-name="T5">, teraz jednak w z</text:span><text:span text:style-name="T3">ł</text:span><text:span text:style-name="T5">ym by</text:span><text:span text:style-name="T3">ł</text:span><text:span text:style-name="T5"> humorze, jak i wi</text:span><text:span text:style-name="T3">ę</text:span><text:span text:style-name="T5">kszo</text:span><text:span text:style-name="T3">ść</text:span><text:span text:style-name="T5"> towarzystwa. </text:span></text:p>
      <text:p text:style-name="P17">- niedobrze, by<text:span text:style-name="T3">ś</text:span><text:span text:style-name="T5">my z naszymi jeszcze potyka</text:span><text:span text:style-name="T3">ć</text:span><text:span text:style-name="T5"> si</text:span><text:span text:style-name="T3">ę</text:span><text:span text:style-name="T5"> musieli. Do</text:span><text:span text:style-name="T3">ść</text:span><text:span text:style-name="T5"> ju</text:span><text:span text:style-name="T3">ż</text:span><text:span text:style-name="T5">e</text:span><text:span text:style-name="T3">ś</text:span><text:span text:style-name="T5">my si</text:span><text:span text:style-name="T3">ę</text:span><text:span text:style-name="T5"> nawojowali – narzeka</text:span><text:span text:style-name="T3">ł</text:span><text:span text:style-name="T5"> pan Starczy</text:span><text:span text:style-name="T3">ń</text:span><text:span text:style-name="T5">ski.</text:span></text:p>
      <text:p text:style-name="P17">- to jakowaś zdrada, miast na wroga ruszyć, to przeciw hetmanowi spiskują, pospolitacy nie wojacy – mówił pan Ostrowski.</text:p>
      <text:p text:style-name="P17">- pono króla jegomości chcieli osłonić, jakoby przed Tatary, a potem rzekli że pan hetman z Turczynem w zmowie, i że absolutum dominium na sposób francuski chce wprowadzić – rozważał pan Wiśniewski.</text:p>
      <text:p text:style-name="P17">- absolutum dominium być nie może, ale tu wojnę trza prowadzić, a nie politykować! – grzmiał pan Ostrowski.</text:p>
      <text:p text:style-name="P17">- trudna ta wojna, bo już przecie nie pierwsza dla tej naszej ojczyzny. Od lat trzydziestu wojujemy bez wytchnienia, szlachta podatki na wojsko płaci, to że i sarkać <text:s/>poczęła, nie dziwota – wtrącił pan Starczyński.</text:p>
      <text:p text:style-name="P17">- jakby szlachta podatki płaciła, tobyśmy wojsko mieli na granicach, a nie Turczyna w kraju – rzekł pan Żwański. </text:p>
      <text:p text:style-name="P17">- nie daj Bóg, aby się z tego nowa wojna domowa zrobiła...</text:p>
      <text:p text:style-name="P17">- ale pana hetmana bronić musim!</text:p>
      <text:p text:style-name="P17">- musi przyjaciele Habsburgów szlachtę podburzyli, bo przecież wiadomo że jaśnie pan hetman Francuzów stronnik.</text:p>
      <text:p text:style-name="P17">- przecz z Rakuszanami, co zamiast z Turczynem, z Francją na wojnę idą! – zakrzyknął pan Mircea, jeden z niewielu prawdziwych Wołochów w chorągwi.</text:p>
      <text:p text:style-name="P17">- niech żyje pan hetman, co sam jeden naszej Rzeczypospolitej broni! – zawołał pan Ostrowski</text:p>
      <text:p text:style-name="P17">-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7">- Zatem widzisz mości hetmanie, nie cała szlachta rozum potraciła, powiadam, nie ca<text:span text:style-name="T3">ł</text:span><text:span text:style-name="T5">a</text:span>. Ci z Rusi, Zamoyszczyzny, Mazowsza do konfederacji królewskiej przystąpić nie chcą. Chorągwie przez konfederatów najęte, tobie, hetmanie, raczej służyć chcą, chor<text:span text:style-name="T3">ą</text:span><text:span text:style-name="T5">gwie, powiadam, </text:span>jak mnie wieści dochodzą. </text:p>
      <text:p text:style-name="P17">- Karać trzeba niesubordynacyję taką trzeba! Miast na wroga ruszyć, to politykować tylko by chcieli.</text:p>
      <text:p text:style-name="P17">- Król jegomość pospolite ruszenie wezwał, na wroga ruszać nie kazał, to i do polityki się jęli, powiadam, pospolitacy. Na króla zaś, mości hetmanie, sierdzić się nie będziesz, powiadam, bo kr<text:span text:style-name="T3">ó</text:span><text:span text:style-name="T5">l rzecz </text:span><text:span text:style-name="T3">ś</text:span><text:span text:style-name="T5">wi</text:span><text:span text:style-name="T3">ę</text:span><text:span text:style-name="T5">ta</text:span>... Cho<text:span text:style-name="T3">ć</text:span><text:span text:style-name="T5"> obron</text:span><text:span text:style-name="T3">ę</text:span><text:span text:style-name="T5"> kraju kr</text:span><text:span text:style-name="T3">ó</text:span><text:span text:style-name="T5">l, powiadam, lepiej opatrzy</text:span><text:span text:style-name="T3">ć</text:span><text:span text:style-name="T5">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oft-page-break/>osobistych oskarżeń i zdecydowano się od stycznia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 Ciekawym, jakie wojska na wiosnę wystawi pan hetman. Lepszym nam trzeba zakończyć tę wojnę niż tymże rozejmem.</text:p>
      <text:p text:style-name="P17">- Rzeczpospolita hetmana wesprzeć winna. Dla całego narodu wstyd wielki, traktat taki – dodał pan Ostrowski.</text:p>
      <text:p text:style-name="P17">- Rzeczpospolita wesprze, jeśli król i hetman na Sejmie razem konstytucje ku obronie, ku wzmocnieniu wojska promować będą.</text:p>
      <text:p text:style-name="P17">- Teraz, gdy już się pan hetman z królem jegomością dorozumieli, to i konstytucję razem powezmą? – dopytywał się pan Ostrowski, mało dotychczas na polityce się wyznający.</text:p>
      <text:p text:style-name="P17">-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7">- A przecież król tych pieniędzy w cholewę nie wkłada, jeno że szlachta wolno podatki płaci.</text:p>
      <text:p text:style-name="P17">- Zawsze to już tak w Rzeczypospolitej było, że hetmani wpierw swoje łożyć musieli, aby wojsko na wojnę naszykować.</text:p>
      <text:p text:style-name="P17">- Ale nam teraz już dwie ćwierci skarb zalega. Już towarzysze sarkają.</text:p>
      <text:p text:style-name="P17">- Towarzysze niech nie sarkają, bo to hetmana głowa w tym, aby wojsku żołd wyszykować. Niech tam się pan hetman z królem znosi, nam nic do tego.</text:p>
      <text:p text:style-name="P17"/>
      <text:p text:style-name="P17"/>
      <text:p text:style-name="P17">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5"> Wis</text:span><text:span text:style-name="T3">ł</text:span><text:span text:style-name="T5">y, wolno posuwali si</text:span><text:span text:style-name="T3">ę</text:span><text:span text:style-name="T5"> b</text:span><text:span text:style-name="T3">ł</text:span><text:span text:style-name="T5">otnistymi drogami w</text:span><text:span text:style-name="T3">ś</text:span><text:span text:style-name="T5">r</text:span><text:span text:style-name="T3">ó</text:span><text:span text:style-name="T5">d coraz wi</text:span><text:span text:style-name="T3">ę</text:span><text:span text:style-name="T5">kszej jesiennej pluchy, a</text:span><text:span text:style-name="T3">ż</text:span><text:span text:style-name="T5"> dojechali do Gr</text:span><text:span text:style-name="T3">ó</text:span><text:span text:style-name="T5">jca. Tam przeprawili si</text:span><text:span text:style-name="T3">ę</text:span><text:span text:style-name="T5"> przez Wis</text:span><text:span text:style-name="T3">łę</text:span><text:span text:style-name="T5">, a nast</text:span><text:span text:style-name="T3">ę</text:span><text:span text:style-name="T5">pnie przyjaciele rozstali si</text:span><text:span text:style-name="T3">ę aby udać się każdy w swoje rodzinne strony.</text:span></text:p>
      <text:p text:style-name="P15"/>
      <text:p text:style-name="P16">* <text:s/>* <text:s/>*</text:p>
      <text:p text:style-name="P15"/>
      <text:p text:style-name="P1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text:soft-page-break/>Krzysztofa Paca, kanclerza litewskiego. „Ilustrissime”, pisa<text:span text:style-name="T3">ł</text:span> do hetmana kanclerz, „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7"> magnat</text:span><text:span text:style-name="T4">ó</text:span><text:span text:style-name="T7">w, a jak nie, to go ma</text:span><text:span text:style-name="T4">łż</text:span><text:span text:style-name="T7">onka przekona</text:span>. R<text:span text:style-name="T3">ó</text:span>wnie<text:span text:style-name="T3">ż</text:span> szlachta nie <text:span text:style-name="T7">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5">Pan Stefan Ostrowski wraz z pocztowym swym, Wi<text:span text:style-name="T3">ś</text:span><text:span text:style-name="T5">niewskim, wjechali w po</text:span><text:span text:style-name="T3">ł</text:span><text:span text:style-name="T5">owie listopada triumfalnie do rodzinnego za</text:span><text:span text:style-name="T3">ś</text:span><text:span text:style-name="T5">cianka. Prowadzili kilka zdobytych na Tatarach konik</text:span><text:span text:style-name="T3">ó</text:span><text:span text:style-name="T5">w, a wszystkie mia</text:span><text:span text:style-name="T3">ł</text:span><text:span text:style-name="T5">y sakwy dobrem wy</text:span><text:span text:style-name="T3">ł</text:span><text:span text:style-name="T5">adowane. Naszym dzielnym wojakom nie tylko uda</text:span><text:span text:style-name="T3">ł</text:span><text:span text:style-name="T5">o si</text:span><text:span text:style-name="T3">ę</text:span><text:span text:style-name="T5"> z namiot</text:span><text:span text:style-name="T3">ó</text:span><text:span text:style-name="T5">w starszyzny tatarskiej co nieco zdoby</text:span><text:span text:style-name="T3">ć</text:span><text:span text:style-name="T5">, ale te</text:span><text:span text:style-name="T3">ż</text:span><text:span text:style-name="T5"> dobro z</text:span><text:span text:style-name="T3">ł</text:span><text:span text:style-name="T5">upione <text:s/>na nieszcz</text:span><text:span text:style-name="T3">ę</text:span><text:span text:style-name="T5">snej Sanotczy</text:span><text:span text:style-name="T3">ź</text:span><text:span text:style-name="T5">nie przez Tatar</text:span><text:span text:style-name="T3">ó</text:span><text:span text:style-name="T5">w nie zawsze wraca</text:span><text:span text:style-name="T3">ł</text:span><text:span text:style-name="T5">o do poprzednich w</text:span><text:span text:style-name="T3">ł</text:span><text:span text:style-name="T5">a</text:span><text:span text:style-name="T3">ś</text:span><text:span text:style-name="T5">cicieli, gdy</text:span><text:span text:style-name="T3">ż</text:span><text:span text:style-name="T5"> ci ju</text:span><text:span text:style-name="T3">ż</text:span><text:span text:style-name="T5"> na lepszym </text:span><text:span text:style-name="T3">ś</text:span><text:span text:style-name="T5">wiecie przebywający doczesnych zbytk</text:span><text:span text:style-name="T3">ó</text:span><text:span text:style-name="T5">w nie potrzebowali. Z wielk</text:span><text:span text:style-name="T3">ą</text:span><text:span text:style-name="T5"> nadziej</text:span><text:span text:style-name="T3">ą</text:span><text:span text:style-name="T5"> oczekiwa</text:span><text:span text:style-name="T3">ł</text:span><text:span text:style-name="T5"> pan Stefan przysz</text:span><text:span text:style-name="T3">ł</text:span><text:span text:style-name="T5">ej kampanii, </text:span><text:span text:style-name="T3">ż</text:span><text:span text:style-name="T5">e w cztery konie mo</text:span><text:span text:style-name="T3">ż</text:span><text:span text:style-name="T5">e nawet wyst</text:span><text:span text:style-name="T3">ą</text:span><text:span text:style-name="T5">pi, i wspomina</text:span><text:span text:style-name="T3">ł</text:span><text:span text:style-name="T5"> te</text:span><text:span text:style-name="T3">ż</text:span><text:span text:style-name="T5"> </text:span><text:span text:style-name="T3">ł</text:span><text:span text:style-name="T5">askawe s</text:span><text:span text:style-name="T3">ł</text:span><text:span text:style-name="T5">owa hetmana Sobieskiego spod Niemirowa. </text:span></text:p>
      <text:p text:style-name="P5"><text:span text:style-name="T5">Radosne by</text:span><text:span text:style-name="T3">ł</text:span><text:span text:style-name="T5">o powitanie w za</text:span><text:span text:style-name="T3">ś</text:span><text:span text:style-name="T5">cianku Ostrowskich pocztu pana Stefana. Drugi jego pocztowy, Pietrek, wr</text:span><text:span text:style-name="T3">ó</text:span><text:span text:style-name="T5">ci</text:span><text:span text:style-name="T3">ł</text:span><text:span text:style-name="T5"> tydzie</text:span><text:span text:style-name="T3">ń</text:span><text:span text:style-name="T5"> wcze</text:span><text:span text:style-name="T3">ś</text:span><text:span text:style-name="T5">niej, z gor</text:span><text:span text:style-name="T3">ą</text:span><text:span text:style-name="T5">czki uzdrowion cudown</text:span><text:span text:style-name="T3">ą</text:span><text:span text:style-name="T5"> moc</text:span><text:span text:style-name="T3">ą</text:span><text:span text:style-name="T5"> sanktuarium w Krasnobrodzie. Cud ten wspomo</text:span><text:span text:style-name="T3">ż</text:span><text:span text:style-name="T5">ony zosta</text:span><text:span text:style-name="T3">ł</text:span><text:span text:style-name="T5"> z</text:span><text:span text:style-name="T3">ł</text:span><text:span text:style-name="T5">otym dukatem, kt</text:span><text:span text:style-name="T3">ó</text:span><text:span text:style-name="T5">ry z </text:span><text:span text:style-name="T3">ł</text:span><text:span text:style-name="T5">up</text:span><text:span text:style-name="T3">ó</text:span><text:span text:style-name="T5">w zdobytych na Kozakach usieczonych pod Niemirowem da</text:span><text:span text:style-name="T3">ł</text:span><text:span text:style-name="T5"> Pietrkowi na drog</text:span><text:span text:style-name="T3">ę</text:span><text:span text:style-name="T5"> pan Stefan, a kt</text:span><text:span text:style-name="T3">ó</text:span><text:span text:style-name="T5">ry to dukat zapewni</text:span><text:span text:style-name="T3">ł</text:span><text:span text:style-name="T5"> w Krasnobrodzie choremu kilka dni w dobrze opalanej izbie i w ciep</text:span><text:span text:style-name="T3">ł</text:span><text:span text:style-name="T5">ym </text:span><text:span text:style-name="T3">ł</text:span><text:span text:style-name="T5">o</text:span><text:span text:style-name="T3">ż</text:span><text:span text:style-name="T5">u. </text:span></text:p>
      <text:p text:style-name="P5"><text:span text:style-name="T5">Ciekawi wszyscy byli wie</text:span><text:span text:style-name="T3">ś</text:span><text:span text:style-name="T5">ci z wojny, bo i tutaj s</text:span><text:span text:style-name="T3">ł</text:span><text:span text:style-name="T5">yszano o ostatnich przewagach wojsk polskich, ma</text:span><text:span text:style-name="T3">ł</text:span><text:span text:style-name="T5">o weteran</text:span><text:span text:style-name="T3">ó</text:span><text:span text:style-name="T5">w jeszcze w te okolice z wojny wr</text:span><text:span text:style-name="T3">ó</text:span><text:span text:style-name="T5">ci</text:span><text:span text:style-name="T3">ł</text:span><text:span text:style-name="T5">o. Pan Stefan za</text:span><text:span text:style-name="T3">ś</text:span><text:span text:style-name="T5"> przyjechawszy nic nie m</text:span><text:span text:style-name="T3">ó</text:span><text:span text:style-name="T5">wi</text:span><text:span text:style-name="T3">ł</text:span><text:span text:style-name="T5">, tylko ogarn</text:span><text:span text:style-name="T3">ął</text:span><text:span text:style-name="T5"> si</text:span><text:span text:style-name="T3">ę, a gdy do wieczerzy siadano, na ławy zielono malowane, co za stołem stały, rzucił kilimki zdobne. Teraz zaczęły się opowieści wojenne, w których pan Stefan podkreślał kunszt wojenny Sobieskiego .</text:span></text:p>
      <text:p text:style-name="P17"><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7"><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7"><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7"><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5">- Twój syn jak statysta przemawia - wtrącił jeden z krewnych - dobrze synów w świat wysyłać.</text:p>
      <text:p text:style-name="P15">- Chcesz abyśmy z panem Sobieskim trzymali, a przecie to jeden z możnych magnatów, co własną politykę uprawiają</text:p>
      <text:p text:style-name="P15">- Chcę abyśmy z Sobieskim trzymali, bo on jeden ojczyznę broni, gdy nawet król z inszymi możnymi rodami trzyma i politykę ich prowadzi.</text:p>
      <text:p text:style-name="P15">- Prawda to, króla-śmy wybrali Piasta aby ze szlachtą trzyma i jej praw bronił, a on litewskimi magnatami trzyma a z Habsburgami się znosi - podniosły się głosy.</text:p>
      <text:p text:style-name="P5">Tak rozmawiali w d<text:span text:style-name="T3">ł</text:span><text:span text:style-name="T5">ugie jesienne i zimowe wieczory. Cz</text:span><text:span text:style-name="T3">ę</text:span><text:span text:style-name="T5">sto podkre</text:span><text:span text:style-name="T3">ś</text:span><text:span text:style-name="T5">la</text:span><text:span text:style-name="T3">ł</text:span><text:span text:style-name="T5"> pan Stefan swe nowo zdobyte przekonanie, </text:span><text:span text:style-name="T3">ż</text:span><text:span text:style-name="T5">e szlachta ma obowi</text:span><text:span text:style-name="T3">ą</text:span><text:span text:style-name="T5">zki wobec Ojczyzny. Wiele ostrych z tego wynik</text:span><text:span text:style-name="T3">ł</text:span><text:span text:style-name="T5">o polemik, bo starsi do</text:span><text:span text:style-name="T3">ść</text:span><text:span text:style-name="T5"> </text:span><office:annotation office:name="__Annotation__2329_2028586140"><dc:creator>nieznany</dc:creator><dc:date>2014-12-29T22:20:31.11</dc:date><text:p text:style-name="P28"><text:span text:style-name="T12">Sformułowanie anachroniczne. Poprawić.</text:span></text:p></office:annotation><text:span text:style-name="T5">alergicznie na takie uwagi reagowali</text:span><office:annotation-end office:name="__Annotation__2329_2028586140"/><text:span text:style-name="T5">. Wreszcie pan Jakub nie strzyma</text:span><text:span text:style-name="T3">ł i któregoś dnia zarzucił synowi swojemu </text:span><office:annotation office:name="__Annotation__2400_2028586140"><dc:creator>nieznany</dc:creator><dc:date>2014-12-31T16:35:31.12</dc:date><text:p text:style-name="P28"><text:span text:style-name="T12">Sformułowanie anachroniczne</text:span></text:p></office:annotation><text:span text:style-name="T3">bycie tubą propagandową</text:span><office:annotation-end office:name="__Annotation__2400_2028586140"/><text:span text:style-name="T3"> hetmana wielkiego.</text:span></text:p>
      <text:p text:style-name="P15">- to nawet dobrze, przecie pan Sobieski wierny jest temu, co głosi, dla ojczyzny się poświęca - odparł pan Stefan.</text:p>
      <text:p text:style-name="P15">- jak pan Sobieski ojczyznę traktuje, mieliśmy widok za Szweda - zarzucił pan Jakub.</text:p>
      <text:p text:style-name="P15">- za Szweda to i kilku tutaj obecnych niezbyt chwalebnie sobie poczynało - wtrącił stary stryj Maciej, który jako jeden z nielicznych mieszkańców zaścianka dobrze owe ciężkie termina, Potopem już nazwane, pamiętał.</text:p>
      <text:p text:style-name="P15">- co masz, stryju, na myśli? - spytał pan Stefan, jednak wszyscy obecni nabrali wody w usta i temat już tej zimy nie powrócił.</text:p>
      <text:p text:style-name="P15"/>
      <text:p text:style-name="P9">* * *</text:p>
      <text:p text:style-name="P9"/>
      <text:p text:style-name="P5">Z pocz<text:span text:style-name="T3">ą</text:span><text:span text:style-name="T5">tkiem lutego, na </text:span><text:span text:style-name="T3">ś</text:span><text:span text:style-name="T5">wi</text:span><text:span text:style-name="T3">ę</text:span><text:span text:style-name="T5">to Matki Boskiej, zjecha</text:span><text:span text:style-name="T3">ł</text:span><text:span text:style-name="T5"> do Ostrowskich z niespodziewan</text:span><text:span text:style-name="T3">ą</text:span><text:span text:style-name="T5"> wizyt</text:span><text:span text:style-name="T3">ą</text:span><text:span text:style-name="T5"> pan Starczy</text:span><text:span text:style-name="T3">ń</text:span><text:span text:style-name="T5">ski. W saniach sporo g</text:span><text:span text:style-name="T3">ą</text:span><text:span text:style-name="T5">siork</text:span><text:span text:style-name="T3">ó</text:span><text:span text:style-name="T5">w z przednim miodem przywi</text:span><text:span text:style-name="T3">ó</text:span><text:span text:style-name="T5">z</text:span><text:span text:style-name="T3">ł</text:span><text:span text:style-name="T5">, przeto za</text:span><text:span text:style-name="T3">ś</text:span><text:span text:style-name="T5">cianek nie na sucho wys</text:span><text:span text:style-name="T3">ł</text:span><text:span text:style-name="T5">uchiwa</text:span><text:span text:style-name="T3">ł</text:span><text:span text:style-name="T5"> relacji towarzysza pancernego o walkach z Tatarami. Pan Starczy</text:span><text:span text:style-name="T3">ń</text:span><text:span text:style-name="T5">ski jednak nie przewagi </text:span><text:span text:style-name="T5">swe </text:span><text:span text:style-name="T3">ś</text:span><text:span text:style-name="T5">wie</text:span><text:span text:style-name="T3">ż</text:span><text:span text:style-name="T5">e przyjecha</text:span><text:span text:style-name="T3">ł</text:span><text:span text:style-name="T5"> wspomina</text:span><text:span text:style-name="T3">ć</text:span><text:span text:style-name="T5">, jeno wyci</text:span><text:span text:style-name="T3">ą</text:span><text:span text:style-name="T5">gn</text:span><text:span text:style-name="T3">ąć</text:span><text:span text:style-name="T5"> chcia</text:span><text:span text:style-name="T3">ł</text:span><text:span text:style-name="T5"> Stefana Ostrowskiego do Warszawy, aby razem Sejmowi si</text:span><text:span text:style-name="T3">ę</text:span><text:span text:style-name="T5"> przyjrze</text:span><text:span text:style-name="T3">ć</text:span><text:span text:style-name="T5">. </text:span></text:p>
      <text:p text:style-name="P5"><text:span text:style-name="T5">W drugim tygodniu lutego pojechali zatem razem do Warszawy. Zatrzymawszy si</text:span><text:span text:style-name="T3">ę</text:span><text:span text:style-name="T5"> w jakiej</text:span><text:span text:style-name="T3">ś</text:span><text:span text:style-name="T5"> karczmie na Powi</text:span><text:span text:style-name="T3">ś</text:span><text:span text:style-name="T5">lu, jeszcze popo</text:span><text:span text:style-name="T3">ł</text:span><text:span text:style-name="T5">udniem tego dnia udali si</text:span><text:span text:style-name="T3">ę</text:span><text:span text:style-name="T5"> do Zamku Kr</text:span><text:span text:style-name="T3">ó</text:span><text:span text:style-name="T5">lewskiego i weszli na galeri</text:span><text:span text:style-name="T3">ę</text:span><text:span text:style-name="T5"> publiczno</text:span><text:span text:style-name="T3">ś</text:span><text:span text:style-name="T5">ci w izbie poselskiej. W</text:span><text:span text:style-name="T3">ł</text:span><text:span text:style-name="T5">a</text:span><text:span text:style-name="T3">ś</text:span><text:span text:style-name="T5">nie ko</text:span><text:span text:style-name="T3">ń</text:span><text:span text:style-name="T5">czy</text:span><text:span text:style-name="T3">ł</text:span><text:span text:style-name="T5">a swoj</text:span><text:span text:style-name="T3">ą</text:span><text:span text:style-name="T5"> przemow</text:span><text:span text:style-name="T3">ę</text:span><text:span text:style-name="T5"> pani Kuniecka, kt</text:span><text:span text:style-name="T3">ó</text:span><text:span text:style-name="T5">ra, cho</text:span><text:span text:style-name="T3">ć</text:span><text:span text:style-name="T5"> pos</text:span><text:span text:style-name="T3">ł</text:span><text:span text:style-name="T5">em nie b</text:span><text:span text:style-name="T3">ę</text:span><text:span text:style-name="T5">d</text:span><text:span text:style-name="T3">ą</text:span><text:span text:style-name="T5">c, wa</text:span><text:span text:style-name="T3">ż</text:span><text:span text:style-name="T5">n</text:span><text:span text:style-name="T3">ą</text:span><text:span text:style-name="T5"> i aktualn</text:span><text:span text:style-name="T3">ą</text:span><text:span text:style-name="T5"> spraw</text:span><text:span text:style-name="T3">ę</text:span><text:span text:style-name="T5"> przed izb</text:span><text:span text:style-name="T3">ę</text:span><text:span text:style-name="T5"> wnosi</text:span><text:span text:style-name="T3">ł</text:span><text:span text:style-name="T5">a.</text:span></text:p>
      <text:p text:style-name="P5"><text:span text:style-name="T5">- ...jako </text:span><text:span text:style-name="T3">ż</text:span><text:span text:style-name="T5">e ju</text:span><text:span text:style-name="T3">ż</text:span><text:span text:style-name="T5"> od pi</text:span><text:span text:style-name="T3">ę</text:span><text:span text:style-name="T5">ciu s</text:span><text:span text:style-name="T3">ą</text:span><text:span text:style-name="T5">d</text:span><text:span text:style-name="T3">ó</text:span><text:span text:style-name="T5">w mam wyroki, a przez lata czekam na napraw</text:span><text:span text:style-name="T3">ę</text:span><text:span text:style-name="T5"> tego bezprawia nies</text:span><text:span text:style-name="T3">ł</text:span><text:span text:style-name="T5">ychanego od Waszej Dostojno</text:span><text:span text:style-name="T3">ś</text:span><text:span text:style-name="T5">ci. Teraz wnosz</text:span><text:span text:style-name="T3">ę</text:span><text:span text:style-name="T5">, by Sejm mo</text:span><text:span text:style-name="T3">ś</text:span><text:span text:style-name="T5">ci Wojewod</text:span><text:span text:style-name="T3">ę</text:span><text:span text:style-name="T5"> do zwrotu tych ch</text:span><text:span text:style-name="T3">ł</text:span><text:span text:style-name="T5">op</text:span><text:span text:style-name="T3">ó</text:span><text:span text:style-name="T5">w mych do niego zbieg</text:span><text:span text:style-name="T3">ł</text:span><text:span text:style-name="T5">ych zmusi</text:span><text:span text:style-name="T3">ł</text:span><text:span text:style-name="T5">, prawa w tej Rzeczypospolitej i dla Wojewody i dla zwyk</text:span><text:span text:style-name="T3">ł</text:span><text:span text:style-name="T5">ych obywateli jednakie, a w mej osobie prawa Rzeczypospolitej s</text:span><text:span text:style-name="T3">ą</text:span><text:span text:style-name="T5"> tak d</text:span><text:span text:style-name="T3">ł</text:span><text:span text:style-name="T5">ugo deptane...</text:span></text:p>
      <text:p text:style-name="P17"><text:span text:style-name="T5">Tu przerwa</text:span><text:span text:style-name="T3">ł</text:span><text:span text:style-name="T5"> jejmo</text:span><text:span text:style-name="T3">ś</text:span><text:span text:style-name="T5">ci ksi</text:span><text:span text:style-name="T3">ążę</text:span><text:span text:style-name="T5"> podkancle</text:span><text:span text:style-name="T3">rzy:</text:span></text:p>
      <text:p text:style-name="P17"><text:span text:style-name="T3">- </text:span><text:span text:style-name="T5">Wa</text:span><text:span text:style-name="T3">ć</text:span><text:span text:style-name="T5">pani racz od</text:span><text:span text:style-name="T3">ł</text:span><text:span text:style-name="T5">o</text:span><text:span text:style-name="T3">ż</text:span><text:span text:style-name="T5">y</text:span><text:span text:style-name="T3">ć</text:span><text:span text:style-name="T5"> te sprawy na sejm p</text:span><text:span text:style-name="T3">óź</text:span><text:span text:style-name="T5">niejszy, teraz radzimy w obronie Rzeczypospolitej, nie przeszkadzaj nam Wasza Mo</text:span><text:span text:style-name="T3">ść</text:span><text:span text:style-name="T5">, bo wostatku ka</text:span><text:span text:style-name="T3">żę</text:span><text:span text:style-name="T5"> wyprowadzi</text:span><text:span text:style-name="T3">ć</text:span></text:p>
      <text:p text:style-name="P17"><text:span text:style-name="T3">- </text:span><text:span text:style-name="T5">Co mi po tej obronie? Samowola Pana Wojewody za ord</text:span><text:span text:style-name="T3">ę</text:span><text:span text:style-name="T5"> mi stanie...</text:span></text:p>
      <text:p text:style-name="P5"><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5">kownika</text:span> de Beaulieu, i rzek<text:span text:style-name="T3">ł</text:span>:</text:p>
      <text:p text:style-name="P18">-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8">-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5">Sejm obradowa<text:span text:style-name="T3">ł</text:span><text:span text:style-name="T5"> dalej, chc</text:span><text:span text:style-name="T3">ą</text:span><text:span text:style-name="T5">c nie chc</text:span><text:span text:style-name="T3">ą</text:span><text:span text:style-name="T5">c,</text:span><text:span text:style-name="T5"> </text:span><text:span text:style-name="T5">spraw</text:span><text:span text:style-name="T3">ą</text:span><text:span text:style-name="T5"> zbieg</text:span><text:span text:style-name="T3">ł</text:span><text:span text:style-name="T5">ych ch</text:span><text:span text:style-name="T3">ł</text:span><text:span text:style-name="T5">op</text:span><text:span text:style-name="T3">ó</text:span><text:span text:style-name="T5">w pani Kunieckiej. Wreszcie winnego wojewod</text:span><text:span text:style-name="T3">ę</text:span><text:span text:style-name="T5"> ujawniono i ukarano: zap</text:span><text:span text:style-name="T3">ł</text:span><text:span text:style-name="T5">aci</text:span><text:span text:style-name="T3">ł</text:span><text:span text:style-name="T5"> 2000 z</text:span><text:span text:style-name="T3">ł</text:span><text:span text:style-name="T5">otych od razu i zosta</text:span><text:span text:style-name="T3">ł</text:span><text:span text:style-name="T5"> zobowiązany do wydania jednego zbieg</text:span><text:span text:style-name="T3">ł</text:span><text:span text:style-name="T5">ego ch</text:span><text:span text:style-name="T3">ł</text:span><text:span text:style-name="T5">opa. Ten akt wyczerpa</text:span><text:span text:style-name="T3">ł</text:span><text:span text:style-name="T5"> si</text:span><text:span text:style-name="T3">ł</text:span><text:span text:style-name="T5">y pos</text:span><text:span text:style-name="T3">łó</text:span><text:span text:style-name="T5">w i na dzie</text:span><text:span text:style-name="T3">ń</text:span><text:span text:style-name="T5"> dzisiejszy obrady zako</text:span><text:span text:style-name="T3">ń</text:span><text:span text:style-name="T5">czono. </text:span></text:p>
      <text:p text:style-name="P5">Panowie Starczy<text:span text:style-name="T3">ń</text:span><text:span text:style-name="T5">ski i Ostrowski wychodz</text:span><text:span text:style-name="T3">ą</text:span><text:span text:style-name="T5">c z Zamku kr</text:span><text:span text:style-name="T3">ó</text:span><text:span text:style-name="T5">lewskiego spotkali stra</text:span><text:span text:style-name="T3">ż</text:span><text:span text:style-name="T5">nika koronnego, Bidzi</text:span><text:span text:style-name="T3">ń</text:span><text:span text:style-name="T5">skiego. Ten odk</text:span><text:span text:style-name="T3">ł</text:span><text:span text:style-name="T5">oni</text:span><text:span text:style-name="T3">ł</text:span><text:span text:style-name="T5"> si</text:span><text:span text:style-name="T3">ę</text:span><text:span text:style-name="T5"> przyjacio</text:span><text:span text:style-name="T3">ł</text:span><text:span text:style-name="T5">om i wezwa</text:span><text:span text:style-name="T3">ł</text:span><text:span text:style-name="T5"> ich do siebie.</text:span></text:p>
      <text:p text:style-name="P17"><text:span text:style-name="T5">- </text:span><text:span text:style-name="T5">Moich </text:span><text:span text:style-name="T3">ż</text:span><text:span text:style-name="T5">o</text:span><text:span text:style-name="T3">ł</text:span><text:span text:style-name="T5">nierz</text:span><text:span text:style-name="T3">ó</text:span><text:span text:style-name="T5">w do polityki ci</text:span><text:span text:style-name="T3">ą</text:span><text:span text:style-name="T5">gnie?</text:span></text:p>
      <text:p text:style-name="P17"><text:span text:style-name="T5">- </text:span><text:span text:style-name="T3">Debaty o przyszłej kampanii posłuchać chcieliśmy. Jednak wiele dziś posłowie nie zdecydowali. W ten sposób to do lata kampanii nie wyszykować - narzekał pan Ostrowski.</text:span></text:p>
      <text:p text:style-name="P1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5">- Tak zamiaruję, nawet lepiej się wyposażyć niż roku przeszłego, bom dobra trochę od Tatarów nabrał. Na cztery konie mi starczy - chwalił się pan Stefan.</text:p>
      <text:p text:style-name="P17">- Widz<text:span text:style-name="T3">ę</text:span><text:span text:style-name="T5"> </text:span><text:span text:style-name="T3">ż</text:span><text:span text:style-name="T5">e u wa</text:span><text:span text:style-name="T3">ś</text:span><text:span text:style-name="T5">ci g</text:span><text:span text:style-name="T3">ł</text:span><text:span text:style-name="T5">owa na karku. A waszmo</text:span><text:span text:style-name="T3">ść</text:span><text:span text:style-name="T5"> cztery konie wystawisz? - spyta</text:span><text:span text:style-name="T3">ł</text:span><text:span text:style-name="T5"> si</text:span><text:span text:style-name="T3">ę</text:span><text:span text:style-name="T5"> pan stra</text:span><text:span text:style-name="T3">ż</text:span><text:span text:style-name="T5">nik Starczy</text:span><text:span text:style-name="T3">ń</text:span><text:span text:style-name="T5">skiego, kt</text:span><text:span text:style-name="T3">ó</text:span><text:span text:style-name="T5">ry przytakn</text:span><text:span text:style-name="T3">ął</text:span><text:span text:style-name="T5">.</text:span></text:p>
      <text:p text:style-name="P17"><text:span text:style-name="T5">- Z</text:span>atem b<text:span text:style-name="T3">ę</text:span><text:span text:style-name="T5">dziecie <text:s/>namiestnikami w waszych chor</text:span><text:span text:style-name="T3">ą</text:span><text:span text:style-name="T5">gwiach, bo dobrze si</text:span><text:span text:style-name="T3">ę</text:span><text:span text:style-name="T5"> dotychczas sprawili</text:span><text:span text:style-name="T3">ś</text:span><text:span text:style-name="T5">cie, pom</text:span><text:span text:style-name="T3">ó</text:span><text:span text:style-name="T5">wi</text:span><text:span text:style-name="T3">ę</text:span><text:span text:style-name="T5"> o tym z panem Mi</text:span><text:span text:style-name="T3">ą</text:span><text:span text:style-name="T5">czy</text:span><text:span text:style-name="T3">ń</text:span><text:span text:style-name="T5">skim</text:span><text:span text:style-name="T3">.</text:span></text:p>
      <text:p text:style-name="P1"/>
      <text:p text:style-name="P5">Sejm obradowa<text:span text:style-name="T3">ł</text:span><text:span text:style-name="T5"> a</text:span><text:span text:style-name="T3">ż</text:span><text:span text:style-name="T5"> do marca, uchwalaj</text:span><text:span text:style-name="T3">ą</text:span><text:span text:style-name="T5">c jednak wbrew wszelkim obawom i wbrew zakulisowym dzia</text:span><text:span text:style-name="T3">ł</text:span><text:span text:style-name="T5">aniom Pac</text:span><text:span text:style-name="T3">ó</text:span><text:span text:style-name="T5">w podatki na now</text:span><text:span text:style-name="T3">ą</text:span><text:span text:style-name="T5">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5"> </text:span>Pan hetman wielki koronny Sobieski <text:span text:style-name="T3">wyjechał </text:span>z pu<text:span text:style-name="T3">ł</text:span><text:span text:style-name="T5">kownikiem de Beaulieu do swej rezydencji w Jaworowie. Jechali kilka dni saniami. Pa</text:span><text:span text:style-name="T3">ł</text:span><text:span text:style-name="T5">ac Sobieskich </text:span><text:span text:style-name="T3">ś</text:span><text:span text:style-name="T5">wie</text:span><text:span text:style-name="T3">ż</text:span><text:span text:style-name="T5">o odbudowany po zniszczeniach, jakich dozna</text:span><text:span text:style-name="T3">ł</text:span><text:span text:style-name="T5"> od konfederat</text:span><text:span text:style-name="T3">ó</text:span><text:span text:style-name="T5">w go</text:span><text:span text:style-name="T3">łą</text:span><text:span text:style-name="T5">bskich wy</text:span><text:span text:style-name="T3">ł</text:span><text:span text:style-name="T5">oni</text:span><text:span text:style-name="T3">ł</text:span><text:span text:style-name="T5"> si</text:span><text:span text:style-name="T3">ę</text:span><text:span text:style-name="T5"> biel</text:span><text:span text:style-name="T3">ą</text:span><text:span text:style-name="T5"> swoich </text:span><text:span text:style-name="T3">ś</text:span><text:span text:style-name="T5">cian zza zakr</text:span><text:span text:style-name="T3">ę</text:span><text:span text:style-name="T5">tu alei.</text:span></text:p>
      <text:p text:style-name="P11"/>
      <text:p text:style-name="P17"><text:span text:style-name="T5">- ach, nigdy jeszcze nie widzia</text:span><text:span text:style-name="T3">ł</text:span><text:span text:style-name="T5">em tak pi</text:span><text:span text:style-name="T3">ę</text:span><text:span text:style-name="T5">knie uszykowanego i tak du</text:span><text:span text:style-name="T3">ż</text:span><text:span text:style-name="T5">ego stosu paliwa – powiedzia</text:span><text:span text:style-name="T3">ł</text:span><text:span text:style-name="T5"> pan de Beaulieu na widok drewnianego pa</text:span><text:span text:style-name="T3">ł</text:span><text:span text:style-name="T5">acu.</text:span></text:p>
      <text:p text:style-name="P17"><text:span text:style-name="T5">- B</text:span><text:span text:style-name="T3">ę</text:span><text:span text:style-name="T5">d</text:span><text:span text:style-name="T3">ą</text:span><text:span text:style-name="T5"> mieli nast</text:span><text:span text:style-name="T3">ę</text:span><text:span text:style-name="T5">pni konfederaci uciech</text:span><text:span text:style-name="T3">ę, gdy przeciw mnie si</text:span><text:span text:style-name="T3">ę</text:span><text:span text:style-name="T3"> podnios</text:span><text:span text:style-name="T3">ą</text:span><text:span text:style-name="T3">.</text:span></text:p>
      <text:p text:style-name="P17"><text:span text:style-name="T3">- Czy planuje wasza dostojno</text:span><text:span text:style-name="T3">ść</text:span><text:span text:style-name="T3"> kontrowersyjne posuni</text:span><text:span text:style-name="T3">ę</text:span><text:span text:style-name="T3">cia?</text:span></text:p>
      <text:p text:style-name="P17">- Posuni<text:span text:style-name="T3">ę</text:span><text:span text:style-name="T5">cia s</text:span><text:span text:style-name="T3">ą</text:span><text:span text:style-name="T5"> konieczne dla dobra tego kraju, widzi to ka</text:span><text:span text:style-name="T3">ż</text:span><text:span text:style-name="T5">dy...</text:span></text:p>
      <text:p text:style-name="P5"><text:span text:style-name="T5">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 Zanim czegokolwiek się tu dokona, obecne niebezpieczeństwo osmańskie zażegnać trzeba. Jednakowoż nie wiem, czy na wsparcie Francji liczyć w tym mogę.</text:p>
      <text:p text:style-name="P15">- Jego wysokość pragnie by Turcja sprzymierzeńców cesarza gromiła.</text:p>
      <text:p text:style-name="P15">- Rzeczpospolita nie musi być sprzymierzeńcem cesarza...</text:p>
      <text:p text:style-name="P15">- Przy obecnym królu i jego małżonce najwyraźniej musi.</text:p>
      <text:p text:style-name="P15">- Przy obecnym królu...</text:p>
      <text:p text:style-name="P15">- Wasza dostojność ma na myśli...</text:p>
      <text:p text:style-name="P1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 Francja pomoże, jeśli na tronie zasiądzie nieprzyjaciel Habsburgów.</text:p>
      <text:p text:style-name="P15">-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5">- Wpływy w Konstantynopolu użyte zostaną, bo ani osłabienie Rzeczypospolitej, ani marsz Turków na północ w interesie Francji nie leżą. Obawiam się jednak, że dyplomacja królewska dla was Kamieńca nie odzyska.</text:p>
      <text:p text:style-name="P5"><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8"/>
      <text:p text:style-name="P1"/>
      <text:list xml:id="list42581045" text:continue-numbering="true" text:style-name="Outline">
        <text:list-item>
          <text:h text:style-name="P23" text:outline-level="1"/>
        </text:list-item>
      </text:list>
      <text:p text:style-name="P5">Pan Stefan Ostrowski maszerowa<text:span text:style-name="T3">ł</text:span><text:span text:style-name="T5"> wraz z lekk</text:span><text:span text:style-name="T3">ą</text:span><text:span text:style-name="T5"> chor</text:span><text:span text:style-name="T3">ą</text:span><text:span text:style-name="T5">gwi</text:span><text:span text:style-name="T3">ą</text:span><text:span text:style-name="T5"> na czele wojska. Ponownie stanowili stra</text:span><text:span text:style-name="T3">ż</text:span><text:span text:style-name="T5"> przedni</text:span><text:span text:style-name="T3">ą</text:span><text:span text:style-name="T5"> armii koronnej posuwaj</text:span><text:span text:style-name="T3">ą</text:span><text:span text:style-name="T5">cej si</text:span><text:span text:style-name="T3">ę</text:span><text:span text:style-name="T5"> w głąb Rusi, w kierunku nieprzyjaciela, kt</text:span><text:span text:style-name="T3">ó</text:span><text:span text:style-name="T5">ry umocni</text:span><text:span text:style-name="T3">ł</text:span><text:span text:style-name="T5"> si</text:span><text:span text:style-name="T3">ę</text:span><text:span text:style-name="T5"> w okolicy Kamie</text:span><text:span text:style-name="T3">ń</text:span><text:span text:style-name="T5">ca Podolskiego. Wojsko polskie nie by</text:span><text:span text:style-name="T3">ł</text:span><text:span text:style-name="T5">o tym razem zebranym napr</text:span><text:span text:style-name="T3">ę</text:span><text:span text:style-name="T5">dce hufcem, aby odegna</text:span><text:span text:style-name="T3">ć</text:span><text:span text:style-name="T5"> zagony tatarskie pustosz</text:span><text:span text:style-name="T3">ą</text:span><text:span text:style-name="T5">ce kraj. Tym razem by</text:span><text:span text:style-name="T3">ł</text:span><text:span text:style-name="T5">a to powa</text:span><text:span text:style-name="T3">ż</text:span><text:span text:style-name="T5">na odpowied</text:span><text:span text:style-name="T3">ź</text:span><text:span text:style-name="T5"> Rzeczypospolitej, ca</text:span><text:span text:style-name="T3">ł</text:span><text:span text:style-name="T5">a armia jak</text:span><text:span text:style-name="T3">ą</text:span><text:span text:style-name="T5"> mo</text:span><text:span text:style-name="T3">ż</text:span><text:span text:style-name="T5">na by</text:span><text:span text:style-name="T3">ł</text:span><text:span text:style-name="T5">o wystawi</text:span><text:span text:style-name="T3">ć</text:span><text:span text:style-name="T5">, tym razem mieli zaatakowa</text:span><text:span text:style-name="T3">ć</text:span><text:span text:style-name="T5"> g</text:span><text:span text:style-name="T3">łó</text:span><text:span text:style-name="T5">wne si</text:span><text:span text:style-name="T3">ł</text:span><text:span text:style-name="T5">y tureckie. Za plecami pana Ostrowskiego maszerowa</text:span><text:span text:style-name="T3">ł</text:span><text:span text:style-name="T5">a zatem chor</text:span><text:span text:style-name="T3">ą</text:span><text:span text:style-name="T5">giew pancerna pod dow</text:span><text:span text:style-name="T3">ó</text:span><text:span text:style-name="T5">dztwem pana Starczy</text:span><text:span text:style-name="T3">ń</text:span><text:span text:style-name="T5">skiego, inne chor</text:span><text:span text:style-name="T3">ą</text:span><text:span text:style-name="T5">gwie lekkie i pancerne, dalej husarze ze swoimi skrzyd</text:span><text:span text:style-name="T3">ł</text:span><text:span text:style-name="T5">ami - p</text:span><text:span text:style-name="T3">ó</text:span><text:span text:style-name="T5">ki co wiezionymi na wozach wraz z kopiami. Dalej jeszcze maszerowali liczni dragoni, potem ci</text:span><text:span text:style-name="T3">ęż</text:span><text:span text:style-name="T5">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8">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8"/>
      <text:p text:style-name="P9">* * *</text:p>
      <text:p text:style-name="P8"/>
      <text:p text:style-name="P8">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 Mości panowie, tak być nie może - przemówił wreszcie król - Turek nie wojuje z Litwą, czy z Koroną, czy z Rzeczpospolitą tylko nawet, lecz całego chrześcijaństwa to nieprzyjaciel.</text:p>
      <text:p text:style-name="P8"><text:soft-page-break/>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8">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8">Dalej narada potoczyła się normalnym wojskowym torem. Sobieski jednak miał kolejne powody, by rozmyślać nad sposobami zwiększenia dyscypliny wojskowej - tym razem wśród najwyższego dowództwa.</text:p>
      <text:p text:style-name="P8"/>
      <text:p text:style-name="P9">* * *</text:p>
      <text:p text:style-name="P8"/>
      <text:p text:style-name="P17">- Wołosi są z nami! - Wyczy<text:span text:style-name="T3">ń</text:span><text:span text:style-name="T5">ski przybieg</text:span><text:span text:style-name="T3">ł</text:span><text:span text:style-name="T5"> z nowin</text:span><text:span text:style-name="T3">ą</text:span><text:span text:style-name="T5">.</text:span></text:p>
      <text:p text:style-name="P17"><text:span text:style-name="T5">- To ju</text:span><text:span text:style-name="T3">ż</text:span><text:span text:style-name="T5"> wiemy, chor</text:span><text:span text:style-name="T3">ą</text:span><text:span text:style-name="T5">gwie wo</text:span><text:span text:style-name="T3">ł</text:span><text:span text:style-name="T5">oskie maszeruj</text:span><text:span text:style-name="T3">ą</text:span><text:span text:style-name="T5"> z nami od dw</text:span><text:span text:style-name="T3">ó</text:span><text:span text:style-name="T5">ch miesi</text:span><text:span text:style-name="T3">ę</text:span><text:span text:style-name="T5">cy - odpar</text:span><text:span text:style-name="T3">ł</text:span><text:span text:style-name="T5"> pan Starczy</text:span><text:span text:style-name="T3">ń</text:span><text:span text:style-name="T5">ski.</text:span></text:p>
      <text:p text:style-name="P17"><text:span text:style-name="T5">- Ale</text:span><text:span text:style-name="T3">ż</text:span><text:span text:style-name="T5">, m</text:span><text:span text:style-name="T3">ó</text:span><text:span text:style-name="T5">wi</text:span><text:span text:style-name="T3">ę</text:span><text:span text:style-name="T5">, prawdziwi Wo</text:span><text:span text:style-name="T3">ł</text:span><text:span text:style-name="T5">osi z obozu tureckiego przeszli na nasz</text:span><text:span text:style-name="T3">ą</text:span><text:span text:style-name="T5"> stron</text:span><text:span text:style-name="T3">ę</text:span><text:span text:style-name="T5">. W</text:span><text:span text:style-name="T3">ł</text:span><text:span text:style-name="T5">a</text:span><text:span text:style-name="T3">ś</text:span><text:span text:style-name="T5">nie pan Bidzi</text:span><text:span text:style-name="T3">ń</text:span><text:span text:style-name="T5">ski im wydawa</text:span><text:span text:style-name="T3">ł</text:span><text:span text:style-name="T5"> rozkazy. S</text:span><text:span text:style-name="T3">ł</text:span><text:span text:style-name="T5">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8"/>
      <text:p text:style-name="P8">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8">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8">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8"><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8"/>
      <text:p text:style-name="P15">- Ruszmy im na pomoc, dalibóg, oni tam okop za nas zdobędą! - niecierpliwił się pocztowy Wyczyński</text:p>
      <text:p text:style-name="P15">- Stać, na rozkaz hetmana jegomości czekamy! - Starczyński powstrzymywał co chwila swych podkomendnych.</text:p>
      <text:p text:style-name="P8"/>
      <text:p text:style-name="P8">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8"/>
      <text:p text:style-name="P8">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8"/>
      <text:p text:style-name="P8">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8"/>
      <text:p text:style-name="P8">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8">- Czuj duch, Turcy chcą się przebić! Powitamy ich tu godnie!</text:p>
      <text:p text:style-name="P8">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8"/>
      <text:p text:style-name="P8">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8"/>
      <text:p text:style-name="P8">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8"/>
      <text:p text:style-name="P8">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8"/>
      <text:p text:style-name="P8"><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8"/>
      <text:p text:style-name="P8">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8"/>
      <text:p text:style-name="P8">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8"/>
      <text:p text:style-name="P8"><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8">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8">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8"/>
      <text:p text:style-name="P8"/>
      <text:p text:style-name="P8"/>
      <text:list xml:id="list42605943" text:continue-numbering="true" text:style-name="Outline">
        <text:list-item>
          <text:h text:style-name="P23" text:outline-level="1"/>
        </text:list-item>
      </text:list>
      <text:p text:style-name="P5">Pan hetman Sobieski spieszy<text:span text:style-name="T3">ł</text:span><text:span text:style-name="T5"> si</text:span><text:span text:style-name="T3">ę</text:span><text:span text:style-name="T5">. T</text:span><text:span text:style-name="T3">ę</text:span><text:span text:style-name="T5">skni</text:span><text:span text:style-name="T3">ł</text:span><text:span text:style-name="T5"> za domem, za ma</text:span><text:span text:style-name="T3">łż</text:span><text:span text:style-name="T5">onk</text:span><text:span text:style-name="T3">ą</text:span><text:span text:style-name="T5"> kt</text:span><text:span text:style-name="T3">ó</text:span><text:span text:style-name="T5">r</text:span><text:span text:style-name="T3">ą</text:span><text:span text:style-name="T5"> kocha</text:span><text:span text:style-name="T3">ł</text:span><text:span text:style-name="T5"> nad </text:span><text:span text:style-name="T3">ż</text:span><text:span text:style-name="T5">ycie, i za synem w kt</text:span><text:span text:style-name="T3">ó</text:span><text:span text:style-name="T5">rym pok</text:span><text:span text:style-name="T3">ł</text:span><text:span text:style-name="T5">ada</text:span><text:span text:style-name="T3">ł</text:span><text:span text:style-name="T5"> wielkie nadzieje, jednak nie do domu w Jaworowie gna</text:span><text:span text:style-name="T3">ł</text:span><text:span text:style-name="T5"> po zako</text:span><text:span text:style-name="T3">ń</text:span><text:span text:style-name="T5">czeniu kampanii wojennej w Mo</text:span><text:span text:style-name="T3">ł</text:span><text:span text:style-name="T5">dawii, jeno na spotkania kt</text:span><text:span text:style-name="T3">ó</text:span><text:span text:style-name="T5">re po </text:span><text:span text:style-name="T3">ś</text:span><text:span text:style-name="T5">mierci kr</text:span><text:span text:style-name="T3">ó</text:span><text:span text:style-name="T5">la Micha</text:span><text:span text:style-name="T3">ł</text:span><text:span text:style-name="T5">a zdecydowa</text:span><text:span text:style-name="T3">ć</text:span><text:span text:style-name="T5"> mia</text:span><text:span text:style-name="T3">ł</text:span><text:span text:style-name="T5">y o posuni</text:span><text:span text:style-name="T3">ę</text:span><text:span text:style-name="T5">ciach politycznych pana hetmana. Dla wielu os</text:span><text:span text:style-name="T3">ó</text:span><text:span text:style-name="T5">b </text:span><text:span text:style-name="T3">ś</text:span><text:span text:style-name="T5">mier</text:span><text:span text:style-name="T3">ć</text:span><text:span text:style-name="T5"> ta nie by</text:span><text:span text:style-name="T3">ł</text:span><text:span text:style-name="T5">a zaskoczeniem, Micha</text:span><text:span text:style-name="T3">ł</text:span><text:span text:style-name="T5"> Wi</text:span><text:span text:style-name="T3">ś</text:span><text:span text:style-name="T5">niowiecki nigdy nie tryska</text:span><text:span text:style-name="T3">ł</text:span><text:span text:style-name="T5"> zdrowiem, za</text:span><text:span text:style-name="T3">ś</text:span><text:span text:style-name="T5"> na jesieni 1673 roku by</text:span><text:span text:style-name="T3">ł</text:span><text:span text:style-name="T5"> wyra</text:span><text:span text:style-name="T3">ź</text:span><text:span text:style-name="T5">nie powa</text:span><text:span text:style-name="T3">ż</text:span><text:span text:style-name="T5">nie chory. Spodziewa</text:span><text:span text:style-name="T3">ł</text:span><text:span text:style-name="T5"> si</text:span><text:span text:style-name="T3">ę</text:span><text:span text:style-name="T5"> zatem pan hetman, </text:span><text:span text:style-name="T3">ż</text:span><text:span text:style-name="T5">e do Lwowa zjedzie si</text:span><text:span text:style-name="T3">ę</text:span><text:span text:style-name="T5"> wiele wp</text:span><text:span text:style-name="T3">ł</text:span><text:span text:style-name="T5">ywowych os</text:span><text:span text:style-name="T3">ó</text:span><text:span text:style-name="T5">b z kraju i zagranicy zanim jeszcze wrzenie polityczne ogarnie ca</text:span><text:span text:style-name="T3">ł</text:span><text:span text:style-name="T5">y nar</text:span><text:span text:style-name="T3">ó</text:span><text:span text:style-name="T5">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8"/>
      <text:p text:style-name="P8">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8">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5">my powita</text:span><text:span text:style-name="T3">ć</text:span><text:span text:style-name="T5">,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8">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 To już mi Makiawelowe plany podsuwacie - rzekł Sobieski.</text:p>
      <text:p text:style-name="P15"><text:soft-page-break/>-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8">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8">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6">oskarżymy</text:span>.</text:p>
      <text:p text:style-name="P15">- I jak przyjdzie czas, z głosowania wyłączymy - wtrącił wojewoda Jabłonowski.</text:p>
      <text:p text:style-name="P5"><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oft-page-break/><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5">Do p<text:span text:style-name="T3">óź</text:span><text:span text:style-name="T5">nej nocy omawiali szczeg</text:span><text:span text:style-name="T3">ół</text:span><text:span text:style-name="T5">y i</text:span><text:span text:style-name="T3">ście makiawelicznego </text:span><text:span text:style-name="T5">planu, kt</text:span><text:span text:style-name="T3">ó</text:span><text:span text:style-name="T5">ry wynie</text:span><text:span text:style-name="T3">ść</text:span><text:span text:style-name="T5"> mia</text:span><text:span text:style-name="T3">ł</text:span><text:span text:style-name="T5">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5">, zatem przyjaciele Sobieskiego byli dobrej my</text:span><text:span text:style-name="T3">ś</text:span><text:span text:style-name="T5">li. Jego samego za</text:span><text:span text:style-name="T3">ś</text:span><text:span text:style-name="T5"> trapi</text:span><text:span text:style-name="T3">ł</text:span><text:span text:style-name="T5">a raczej my</text:span><text:span text:style-name="T3">śl</text:span><text:span text:style-name="T5"> o reakcji jego </text:span><text:span text:style-name="T3">ś</text:span><text:span text:style-name="T5">miertelnych wrog</text:span><text:span text:style-name="T3">ó</text:span><text:span text:style-name="T5">w politycznych, kt</text:span><text:span text:style-name="T3">ó</text:span><text:span text:style-name="T5">rzy mimo wszelkich pozor</text:span><text:span text:style-name="T3">ó</text:span><text:span text:style-name="T5">w praworz</text:span><text:span text:style-name="T3">ą</text:span><text:span text:style-name="T5">dno</text:span><text:span text:style-name="T3">ś</text:span><text:span text:style-name="T5">ci plany Sobieskiego na pewno torpedowa</text:span><text:span text:style-name="T3">ć</text:span><text:span text:style-name="T5"> b</text:span><text:span text:style-name="T3">ę</text:span><text:span text:style-name="T5">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8"/>
      <text:p text:style-name="P9">* * *</text:p>
      <text:p text:style-name="P8">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8"><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oft-page-break/><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8">Wojska większa część idzie za Wisłę, piechoty wszystkie, bo tu na tej stronie pustki wielkie. A przydadzą się nam przy przedsięwzięciach, które już zaraz w roku nowym powziąć musimy.</text:p>
      <text:p text:style-name="P15"/>
      <text:p text:style-name="P9">* * *</text:p>
      <text:p text:style-name="P10">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5"> jak najwcze</text:span><text:span text:style-name="T3">ś</text:span><text:span text:style-name="T5">niej zwo</text:span><text:span text:style-name="T3">ł</text:span><text:span text:style-name="T5">a</text:span><text:span text:style-name="T3">ć - perorował Trzebicki -</text:span><text:span text:style-name="T5"> p</text:span><text:span text:style-name="T3">ó</text:span><text:span text:style-name="T5">ki si</text:span><text:span text:style-name="T3">ę</text:span><text:span text:style-name="T5"> zapa</text:span><text:span text:style-name="T3">ł</text:span><text:span text:style-name="T5"> szlachecki i dar jedno</text:span><text:span text:style-name="T3">śc</text:span><text:span text:style-name="T5">i politycznej w obronie wolno</text:span><text:span text:style-name="T3">ś</text:span><text:span text:style-name="T5">ci tego kraju, dar jedno</text:span><text:span text:style-name="T3">ś</text:span><text:span text:style-name="T5">ci powiadam, p</text:span><text:span text:style-name="T3">ó</text:span><text:span text:style-name="T5">ki dzia</text:span><text:span text:style-name="T3">ł</text:span><text:span text:style-name="T5">a, aby si</text:span><text:span text:style-name="T3">ę</text:span><text:span text:style-name="T5"> nie skrzykn</text:span><text:span text:style-name="T3">ę</text:span><text:span text:style-name="T5">li, nie zorganizowali wrogowie tego, kt</text:span><text:span text:style-name="T3">ó</text:span><text:span text:style-name="T5">ry sam jeden obron</text:span><text:span text:style-name="T3">ę</text:span><text:span text:style-name="T5"> tego kraju i wiary </text:span><text:span text:style-name="T3">ś</text:span><text:span text:style-name="T5">wi</text:span><text:span text:style-name="T3">ę</text:span><text:span text:style-name="T5">tej na swych plecach d</text:span><text:span text:style-name="T3">ź</text:span><text:span text:style-name="T5">wiga, powiadam, obron</text:span><text:span text:style-name="T3">ę</text:span><text:span text:style-name="T5"> wiary.</text:span></text:p>
      <text:p text:style-name="P17"><text:span text:style-name="T5">- Palec Bo</text:span><text:span text:style-name="T3">ż</text:span><text:span text:style-name="T5">y w tym, </text:span><text:span text:style-name="T3">ż</text:span><text:span text:style-name="T5">e nasz przyjaciel, Cesarza przyjaciel, ja</text:span><text:span text:style-name="T3">ś</text:span><text:span text:style-name="T5">nie wielmo</text:span><text:span text:style-name="T3">ż</text:span><text:span text:style-name="T5">ny pan hetman litewski Pac wcze</text:span><text:span text:style-name="T3">ś</text:span><text:span text:style-name="T5">niej z kampanii wojennej wr</text:span><text:span text:style-name="T3">ó</text:span><text:span text:style-name="T5">ci</text:span><text:span text:style-name="T3">ł - odpar</text:span><text:span text:style-name="T3">ł</text:span><text:span text:style-name="T3"> prymas -</text:span><text:span text:style-name="T5"> on konwokacj</text:span><text:span text:style-name="T3">ę</text:span><text:span text:style-name="T5"> po naszej my</text:span><text:span text:style-name="T3">ś</text:span><text:span text:style-name="T5">li przeprowadzi</text:span><text:span text:style-name="T3">ć</text:span><text:span text:style-name="T5"> pomo</text:span><text:span text:style-name="T3">ż</text:span><text:span text:style-name="T5">e.</text:span></text:p>
      <text:p text:style-name="P17"><text:span text:style-name="T5">- Palec Bo</text:span><text:span text:style-name="T3">ż</text:span><text:span text:style-name="T5">y kaza</text:span><text:span text:style-name="T3">ł</text:span><text:span text:style-name="T5"> panu Pacowi litewskie wojsko z wojny z bezbo</text:span><text:span text:style-name="T3">ż</text:span><text:span text:style-name="T5">nym Turkiem niezako</text:span><text:span text:style-name="T3">ń</text:span><text:span text:style-name="T5">czonej, z wojny powiadam wyprowadzi</text:span><text:span text:style-name="T3">ć</text:span><text:span text:style-name="T5">? - zdziwi</text:span><text:span text:style-name="T3">ł</text:span><text:span text:style-name="T5"> si</text:span><text:span text:style-name="T3">ę</text:span><text:span text:style-name="T5"> biskup.</text:span></text:p>
      <text:p text:style-name="P17"><text:span text:style-name="T5">- Jego wielmo</text:span><text:span text:style-name="T3">ż</text:span><text:span text:style-name="T5">no</text:span><text:span text:style-name="T3">ść</text:span><text:span text:style-name="T5"> pan hetman litewski pobo</text:span><text:span text:style-name="T3">ż</text:span><text:span text:style-name="T5">ny wielce i wszystko co robi, na chwa</text:span><text:span text:style-name="T3">łę Pana robi</text:span><text:span text:style-name="T5">...</text:span></text:p>
      <text:p text:style-name="P17"><text:span text:style-name="T5">- Pobo</text:span><text:span text:style-name="T3">ż</text:span><text:span text:style-name="T5">ny nie znaczy zbawiony - odpar</text:span><text:span text:style-name="T3">ł</text:span><text:span text:style-name="T5"> biskup - a konwokacj</text:span><text:span text:style-name="T3">ę</text:span><text:span text:style-name="T5"> zwo</text:span><text:span text:style-name="T3">ł</text:span><text:span text:style-name="T5">a</text:span><text:span text:style-name="T3">ć</text:span><text:span text:style-name="T5"> trzeba wkr</text:span><text:span text:style-name="T3">ó</text:span><text:span text:style-name="T5">tce, bo i elekcja musi by</text:span><text:span text:style-name="T3">ć</text:span><text:span text:style-name="T5"> niezad</text:span><text:span text:style-name="T3">ł</text:span><text:span text:style-name="T5">ugo i sprawnie, elekcja powiadam musi by</text:span><text:span text:style-name="T3">ć</text:span><text:span text:style-name="T5"> zako</text:span><text:span text:style-name="T3">ń</text:span><text:span text:style-name="T5">czon</text:span><text:span text:style-name="T3">ą</text:span><text:span text:style-name="T5">. Wr</text:span><text:span text:style-name="T3">ó</text:span><text:span text:style-name="T5">g w granicach jeszcze.</text:span></text:p>
      <text:p text:style-name="P5"><text:span text:style-name="T5">Pr</text:span><text:span text:style-name="T3">ę</text:span><text:span text:style-name="T5">dkie konwokacji przeprowadzenie by</text:span><text:span text:style-name="T3">ł</text:span><text:span text:style-name="T5">o i po prymasa my</text:span><text:span text:style-name="T3">ś</text:span><text:span text:style-name="T5">li. Nie chcia</text:span><text:span text:style-name="T3">ł</text:span><text:span text:style-name="T5"> on bowiem, aby Sobieski na przebieg elekcji wp</text:span><text:span text:style-name="T3">ł</text:span><text:span text:style-name="T5">yw zyska</text:span><text:span text:style-name="T3">ł</text:span><text:span text:style-name="T5">, co przy jego s</text:span><text:span text:style-name="T3">ł</text:span><text:span text:style-name="T5">awie wojennej </text:span><text:span text:style-name="T3">zdarzyć</text:span><text:span text:style-name="T5"> si</text:span><text:span text:style-name="T3">ę</text:span><text:span text:style-name="T5"> mog</text:span><text:span text:style-name="T3">ł</text:span><text:span text:style-name="T5">o. Jeszcze doprowadzi</text:span><text:span text:style-name="T3">ł</text:span><text:span text:style-name="T5">by do wyboru jakiego</text:span><text:span text:style-name="T3">ś</text:span><text:span text:style-name="T5">,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5">D</text:span><text:span text:style-name="T3">ł</text:span><text:span text:style-name="T5">ugo zatem dyskutowali wielebni biskupi tej listopadowej nocy, bo i Trzebicki g</text:span><text:span text:style-name="T3">ł</text:span><text:span text:style-name="T5">osu swego ch</text:span><text:span text:style-name="T3">ę</text:span><text:span text:style-name="T5">tnie s</text:span><text:span text:style-name="T3">ł</text:span><text:span text:style-name="T5">ucha</text:span><text:span text:style-name="T3">ł.</text:span><text:span text:style-name="T5"> Jednak zdecydowano zwo</text:span><text:span text:style-name="T3">ł</text:span><text:span text:style-name="T5">a</text:span><text:span text:style-name="T3">ć</text:span><text:span text:style-name="T5"> sejm konwokacyjny do Warszawy na dzie</text:span><text:span text:style-name="T3">ń</text:span><text:span text:style-name="T5"> 15 stycznia 1674 roku.</text:span></text:p>
      <text:p text:style-name="P11"/>
      <text:p text:style-name="P12">* * *</text:p>
      <text:p text:style-name="P12"/>
      <text:p text:style-name="P6"><text:soft-page-break/><text:span text:style-name="T5">Kapitan de Gourdant, </text:span><text:span text:style-name="T3">ż</text:span><text:span text:style-name="T5">ylasty Normandczyk o oczach koloru, jakie <text:s/>morza p</text:span><text:span text:style-name="T3">ół</text:span><text:span text:style-name="T5">nocne miewaj</text:span><text:span text:style-name="T3">ą</text:span><text:span text:style-name="T5"> w lutym przyjmowa</text:span><text:span text:style-name="T3">ł</text:span><text:span text:style-name="T5"> meldunki ze stacji manewrowych o rzucaniu kolejnych cum. Statek „Portefaix”, na kt</text:span><text:span text:style-name="T3">ó</text:span><text:span text:style-name="T5">rym od niedawna by</text:span><text:span text:style-name="T3">ł</text:span><text:span text:style-name="T5"> dow</text:span><text:span text:style-name="T3">ó</text:span><text:span text:style-name="T5">dc</text:span><text:span text:style-name="T3">ą</text:span><text:span text:style-name="T5">, odrywa</text:span><text:span text:style-name="T3">ł</text:span><text:span text:style-name="T5"> si</text:span><text:span text:style-name="T3">ę</text:span><text:span text:style-name="T5"> poma</text:span><text:span text:style-name="T3">ł</text:span><text:span text:style-name="T5">u od nabrze</text:span><text:span text:style-name="T3">ż</text:span><text:span text:style-name="T5">a w Dunkierce i, wyci</text:span><text:span text:style-name="T3">ą</text:span><text:span text:style-name="T5">gany przez </text:span><text:span text:style-name="T3">łó</text:span><text:span text:style-name="T5">d</text:span><text:span text:style-name="T3">ź</text:span><text:span text:style-name="T5"> wios</text:span><text:span text:style-name="T3">ł</text:span><text:span text:style-name="T5">ow</text:span><text:span text:style-name="T3">ą</text:span><text:span text:style-name="T5">, kierowa</text:span><text:span text:style-name="T3">ł</text:span><text:span text:style-name="T5"> si</text:span><text:span text:style-name="T3">ę</text:span><text:span text:style-name="T5"> ku wyj</text:span><text:span text:style-name="T3">ś</text:span><text:span text:style-name="T5">ciu z portu wojennego. Fregaty „Lutine”, „Railleuse”, i „Favorite” r</text:span><text:span text:style-name="T3">ó</text:span><text:span text:style-name="T5">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8">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text:soft-page-break/>-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9"/>
      <text:p text:style-name="P18"/>
      <text:p text:style-name="P18"/>
      <text:list xml:id="list42592551" text:continue-numbering="true" text:style-name="Outline">
        <text:list-item>
          <text:h text:style-name="P23" text:outline-level="1"/>
        </text:list-item>
      </text:list>
      <text:p text:style-name="P5">Go<text:span text:style-name="T8">rą</text:span><text:span text:style-name="T5">ca atmosfera </text:span><text:span text:style-name="T8">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8">o w za</text:span><text:span text:style-name="T3">ś</text:span><text:span text:style-name="T8">ciankach b</text:span><text:span text:style-name="T3">ł</text:span><text:span text:style-name="T8">yska</text:span><text:span text:style-name="T3">ł</text:span><text:span text:style-name="T8">y ogniska, piece i pochodnie, gdy </text:span><text:span text:style-name="T3">ż</text:span><text:span text:style-name="T8">o</text:span><text:span text:style-name="T3">ł</text:span><text:span text:style-name="T8">nierze chor</text:span><text:span text:style-name="T3">ą</text:span><text:span text:style-name="T8">gwi lekkiej pokazywali swym rodzinom </text:span><text:span text:style-name="T3">ł</text:span><text:span text:style-name="T8">upy przywiezione spod Chocimia i ca</text:span><text:span text:style-name="T3">ł</text:span><text:span text:style-name="T8">ej s</text:span><text:span text:style-name="T3">ł</text:span><text:span text:style-name="T8">awnej ju</text:span><text:span text:style-name="T3">ż</text:span><text:span text:style-name="T8"> kampanii mo</text:span><text:span text:style-name="T3">ł</text:span><text:span text:style-name="T8">dawskiej. Na d</text:span><text:span text:style-name="T3">ł</text:span><text:span text:style-name="T8">ugie tygodnie starczy</text:span><text:span text:style-name="T3">ł</text:span><text:span text:style-name="T8">o rycerskich opowie</text:span><text:span text:style-name="T3">ś</text:span><text:span text:style-name="T8">ci, kt</text:span><text:span text:style-name="T3">ó</text:span><text:span text:style-name="T8">re s</text:span><text:span text:style-name="T3">ł</text:span><text:span text:style-name="T8">awi</text:span><text:span text:style-name="T3">ł</text:span><text:span text:style-name="T8">y wielkiego wodza polskiego i ukazywa</text:span><text:span text:style-name="T3">ł</text:span><text:span text:style-name="T8">y za</text:span><text:span text:style-name="T3">ś</text:span><text:span text:style-name="T8">ciankowej szlachcie wroga, z kt</text:span><text:span text:style-name="T3">ó</text:span><text:span text:style-name="T8">rym toczono </text:span><text:span text:style-name="T3">ś</text:span><text:span text:style-name="T8">miertelny b</text:span><text:span text:style-name="T3">ó</text:span><text:span text:style-name="T8">j, z innej ni</text:span><text:span text:style-name="T3">ż</text:span><text:span text:style-name="T8"> dotychczas strony:</text:span></text:p>
      <text:p text:style-name="P17"><text:span text:style-name="T8">- na tych szmatkach zdobnych, kt</text:span><text:span text:style-name="T3">ó</text:span><text:span text:style-name="T8">re oni nazywaj</text:span><text:span text:style-name="T3">ą</text:span><text:span text:style-name="T8"> dywan - m</text:span><text:span text:style-name="T3">ó</text:span><text:span text:style-name="T8">wi</text:span><text:span text:style-name="T3">ł</text:span><text:span text:style-name="T8"> pan Ostrowski - odprawiaj</text:span><text:span text:style-name="T3">ą</text:span><text:span text:style-name="T8"> Turcy swe mod</text:span><text:span text:style-name="T3">ł</text:span><text:span text:style-name="T8">y, ale i siedzie</text:span><text:span text:style-name="T3">ć</text:span><text:span text:style-name="T8"> na nich wygodnie, bo i mi</text:span><text:span text:style-name="T3">ę</text:span><text:span text:style-name="T8">kcej ni</text:span><text:span text:style-name="T3">ż</text:span><text:span text:style-name="T8"> na </text:span><text:span text:style-name="T3">ł</text:span><text:span text:style-name="T8">awie.</text:span></text:p>
      <text:p text:style-name="P17"><text:span text:style-name="T8">- a w takich skrzyneczkach - innym razem prawi</text:span><text:span text:style-name="T3">ł p</text:span><text:span text:style-name="T8">an Stefan pokazuj</text:span><text:span text:style-name="T3">ą</text:span><text:span text:style-name="T8">c zdobyczny sekretarzyk - ich oficyjerowie i dostojnicy listy swe trzymaj</text:span><text:span text:style-name="T3">ą</text:span><text:span text:style-name="T8">. Osobliwym pismem pisz</text:span><text:span text:style-name="T3">ą</text:span><text:span text:style-name="T8"> oni, nie naszym chrze</text:span><text:span text:style-name="T3">ś</text:span><text:span text:style-name="T8">cija</text:span><text:span text:style-name="T3">ń</text:span><text:span text:style-name="T8">skim, ani nawet nie ruskim alfabetem, jeno sw</text:span><text:span text:style-name="T3">ó</text:span><text:span text:style-name="T8">j maj</text:span><text:span text:style-name="T3">ą</text:span><text:span text:style-name="T8">, co jak ozd</text:span><text:span text:style-name="T3">ó</text:span><text:span text:style-name="T8">bka jakowa</text:span><text:span text:style-name="T3">ś</text:span><text:span text:style-name="T8"> wygl</text:span><text:span text:style-name="T3">ą</text:span><text:span text:style-name="T8">da, tak </text:span><text:span text:style-name="T3">ż</text:span><text:span text:style-name="T8">e nawet s</text:span><text:span text:style-name="T3">łów </text:span><text:span text:style-name="T8">nie poznasz. Umie jednak czyta</text:span><text:span text:style-name="T3">ć</text:span><text:span text:style-name="T8"> takie dokumenta pan hetman wielki, bo on si</text:span><text:span text:style-name="T3">ę</text:span><text:span text:style-name="T8"> w ich j</text:span><text:span text:style-name="T3">ę</text:span><text:span text:style-name="T8">zykach wyznaje i wiele z tymi ludami przed wojn</text:span><text:span text:style-name="T3">ą</text:span><text:span text:style-name="T8"> handlu uprawia</text:span><text:span text:style-name="T3">ł</text:span><text:span text:style-name="T8">, a to konie do hodowli sprowadza</text:span><text:span text:style-name="T3">ł</text:span><text:span text:style-name="T8">.</text:span></text:p>
      <text:p text:style-name="P20"><text:span text:style-name="T8">Zima skuła lodem grzęzawiska i pokryła śniegiem pola, u</text:span><text:span text:style-name="T3">ł</text:span><text:span text:style-name="T8">atwiaj</text:span><text:span text:style-name="T3">ą</text:span><text:span text:style-name="T8">c w ten spos</text:span><text:span text:style-name="T3">ó</text:span><text:span text:style-name="T8">b komunikacj</text:span><text:span text:style-name="T3">ę</text:span><text:span text:style-name="T8"> pomi</text:span><text:span text:style-name="T3">ę</text:span><text:span text:style-name="T8">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9"> Prawi</text:span><text:span text:style-name="T4">ł</text:span><text:span text:style-name="T9"> tedy siedz</text:span><text:span text:style-name="T4">ą</text:span><text:span text:style-name="T9">c z panem Ostrowskim przy grza</text:span><text:span text:style-name="T4">ń</text:span><text:span text:style-name="T9">cu:</text:span></text:p>
      <text:p text:style-name="P17"><text:span text:style-name="T8">- Piast nie jest dobrym kandydatem. Cudzoziemiec obcym b</text:span><text:span text:style-name="T3">ę</text:span><text:span text:style-name="T8">d</text:span><text:span text:style-name="T3">ą</text:span><text:span text:style-name="T8">c na radach naszych wspiera</text:span><text:span text:style-name="T3">ć</text:span><text:span text:style-name="T8"> si</text:span><text:span text:style-name="T3">ę</text:span><text:span text:style-name="T8"> b</text:span><text:span text:style-name="T3">ę</text:span><text:span text:style-name="T8">dzie musia</text:span><text:span text:style-name="T3">ł</text:span><text:span text:style-name="T8">. Piast za</text:span><text:span text:style-name="T3">ś</text:span><text:span text:style-name="T8">, rad naszych nie potrzebuj</text:span><text:span text:style-name="T3">ą</text:span><text:span text:style-name="T8">c, na sile swej opiera</text:span><text:span text:style-name="T3">ć</text:span><text:span text:style-name="T8"> si</text:span><text:span text:style-name="T3">ę</text:span><text:span text:style-name="T8"> b</text:span><text:span text:style-name="T3">ę</text:span><text:span text:style-name="T8">dzie, co go do deptania praw naszych skusi.</text:span></text:p>
      <text:p text:style-name="P17"><text:span text:style-name="T8">- Sam przecie tego robi</text:span><text:span text:style-name="T3">ł</text:span><text:span text:style-name="T8"> nie b</text:span><text:span text:style-name="T3">ę</text:span><text:span text:style-name="T8">dzie, tylko na jakich</text:span><text:span text:style-name="T3">ś</text:span><text:span text:style-name="T8"> doradcach oprze</text:span><text:span text:style-name="T3">ć</text:span><text:span text:style-name="T8"> si</text:span><text:span text:style-name="T3">ę</text:span><text:span text:style-name="T8"> musi.</text:span></text:p>
      <text:p text:style-name="P17"><text:span text:style-name="T8">- Pewno </text:span><text:span text:style-name="T3">ż</text:span><text:span text:style-name="T8">e na nas, jako na oficyjerach swoich, opiera</text:span><text:span text:style-name="T3">ć</text:span><text:span text:style-name="T8"> si</text:span><text:span text:style-name="T3">ę</text:span><text:span text:style-name="T8"> b</text:span><text:span text:style-name="T3">ę</text:span><text:span text:style-name="T8">dzie musia</text:span><text:span text:style-name="T3">ł</text:span><text:span text:style-name="T8">. Lecz nas tak</text:span><text:span text:style-name="T3">ż</text:span><text:span text:style-name="T8">e, jako szlachcic</text:span><text:span text:style-name="T3">ó</text:span><text:span text:style-name="T8">w, gn</text:span><text:span text:style-name="T3">ę</text:span><text:span text:style-name="T8">bi</text:span><text:span text:style-name="T3">ć</text:span><text:span text:style-name="T8"> b</text:span><text:span text:style-name="T3">ę</text:span><text:span text:style-name="T8">dzie, gdy podatki na swoje wojsko wprowadzi. Aboslutum dominium to z</text:span><text:span text:style-name="T3">ł</text:span><text:span text:style-name="T8">o ostateczne, upadek naszego kraju, kt</text:span><text:span text:style-name="T3">ó</text:span><text:span text:style-name="T8">ry przecie</text:span><text:span text:style-name="T3">ż</text:span><text:span text:style-name="T8"> tym si</text:span><text:span text:style-name="T3">ę</text:span><text:span text:style-name="T8">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8">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5"><text:span text:style-name="T8">- Podatkami gn</text:span><text:span text:style-name="T3">ę</text:span><text:span text:style-name="T8">bi</text:span><text:span text:style-name="T3">ć</text:span><text:span text:style-name="T8"> nas nie b</text:span><text:span text:style-name="T3">ę</text:span><text:span text:style-name="T8">dzie, bo nam si</text:span><text:span text:style-name="T3">ę</text:span><text:span text:style-name="T8"> nic zabra</text:span><text:span text:style-name="T3">ć</text:span><text:span text:style-name="T8"> nie da, nic przecie nie mamy. A je</text:span><text:span text:style-name="T3">ś</text:span><text:span text:style-name="T8">li taki Pac, czy taki Radziwiłł ksi</text:span><text:span text:style-name="T3">ążę</text:span><text:span text:style-name="T8"> krewny pana hetmana podatki od swoich latyfundi</text:span><text:span text:style-name="T3">ó</text:span><text:span text:style-name="T8">w zap</text:span><text:span text:style-name="T3">ł</text:span><text:span text:style-name="T8">aci, to i na zdrowie Rzeczypospolitej b</text:span><text:span text:style-name="T3">ę</text:span><text:span text:style-name="T8">dzie.</text:span></text:p>
      <text:p text:style-name="P17"><text:span text:style-name="T8">- Albo taki pan Zamoyski, s</text:span><text:span text:style-name="T3">ą</text:span><text:span text:style-name="T8">siad nasz, co tyle gotowizny na procesy ma. Lepiej by wreszcie regimenta przepisane z tej prawie swojej ordynacji wreszcie wystawi</text:span><text:span text:style-name="T3">ł</text:span><text:span text:style-name="T8">.</text:span></text:p>
      <text:p text:style-name="P19"/>
      <text:p text:style-name="P13">* * *</text:p>
      <text:p text:style-name="P19"/>
      <text:p text:style-name="P5"><text:span text:style-name="T8">Pan Zamoyski <text:s/>go</text:span><text:span text:style-name="T3">ś</text:span><text:span text:style-name="T8">ci</text:span><text:span text:style-name="T3">ł</text:span><text:span text:style-name="T8"> w</text:span><text:span text:style-name="T3">ł</text:span><text:span text:style-name="T8">a</text:span><text:span text:style-name="T3">ś</text:span><text:span text:style-name="T8">nie w swej kamienicy w Lublinie pana hetmana Sobieskiego i o zbli</text:span><text:span text:style-name="T3">ż</text:span><text:span text:style-name="T8">aj</text:span><text:span text:style-name="T3">ą</text:span><text:span text:style-name="T8">cej si</text:span><text:span text:style-name="T3">ę</text:span><text:span text:style-name="T8"> elekcji z nim rozmawia</text:span><text:span text:style-name="T3">ł</text:span><text:span text:style-name="T8">:</text:span></text:p>
      <text:p text:style-name="P17"><text:soft-page-break/><text:span text:style-name="T8">- nawet je</text:span><text:span text:style-name="T3">śl</text:span><text:span text:style-name="T8">i na konwokacj</text:span><text:span text:style-name="T3">ę</text:span><text:span text:style-name="T8"> Wasza Dostojno</text:span><text:span text:style-name="T3">ść</text:span><text:span text:style-name="T8"> nie wybierasz si</text:span><text:span text:style-name="T3">ę</text:span><text:span text:style-name="T8">, wierz</text:span><text:span text:style-name="T3">ę</text:span><text:span text:style-name="T8">, </text:span><text:span text:style-name="T3">ż</text:span><text:span text:style-name="T8">e na elekcj</text:span><text:span text:style-name="T3">ę</text:span><text:span text:style-name="T8"> pilnie baczysz. Przecie od tego, czy Dostojności Waszej kandydat na tronie zasi</text:span><text:span text:style-name="T3">ę</text:span><text:span text:style-name="T8">dzie wiele zale</text:span><text:span text:style-name="T3">ż</text:span><text:span text:style-name="T8">y. Kondeusz, tusz</text:span><text:span text:style-name="T3">ę</text:span><text:span text:style-name="T8">?</text:span></text:p>
      <text:p text:style-name="P17"><text:span text:style-name="T8">- Wojskowy dzielny krajowi przys</text:span><text:span text:style-name="T3">ł</text:span><text:span text:style-name="T8">u</text:span><text:span text:style-name="T3">ż</text:span><text:span text:style-name="T8">y si</text:span><text:span text:style-name="T3">ę</text:span><text:span text:style-name="T8"> wielce - Sobieski ogl</text:span><text:span text:style-name="T3">ę</text:span><text:span text:style-name="T8">dnie wyra</text:span><text:span text:style-name="T3">ż</text:span><text:span text:style-name="T8">a</text:span><text:span text:style-name="T3">ł się zanim rozmówcy zamiarów nie poznał.</text:span></text:p>
      <text:p text:style-name="P17"><text:span text:style-name="T8">- Tak, z poparciem Francji wojn</text:span><text:span text:style-name="T3">ę</text:span><text:span text:style-name="T8"> t</text:span><text:span text:style-name="T3">ę</text:span><text:span text:style-name="T8"> nieszcz</text:span><text:span text:style-name="T3">ę</text:span><text:span text:style-name="T8">sn</text:span><text:span text:style-name="T3">ą</text:span><text:span text:style-name="T8"> szybciej sko</text:span><text:span text:style-name="T3">ń</text:span><text:span text:style-name="T8">czymy. Ale i hetmanowi wielkiemu koronnemu w</text:span><text:span text:style-name="T3">ł</text:span><text:span text:style-name="T8">adca taki si</text:span><text:span text:style-name="T3">ę</text:span><text:span text:style-name="T8"> przys</text:span><text:span text:style-name="T3">ł</text:span><text:span text:style-name="T8">u</text:span><text:span text:style-name="T3">ż</text:span><text:span text:style-name="T8">y. A jednak wrog</text:span><text:span text:style-name="T3">ó</text:span><text:span text:style-name="T8">w znacznych ta kandydatur mie</text:span><text:span text:style-name="T3">ć</text:span><text:span text:style-name="T8"> b</text:span><text:span text:style-name="T3">ę</text:span><text:span text:style-name="T8">dzie. Wielu przecie z Habsburgiem nadzieje wi</text:span><text:span text:style-name="T3">ążą</text:span><text:span text:style-name="T8">... Ju</text:span><text:span text:style-name="T3">ż</text:span><text:span text:style-name="T8"> nawet przed ma</text:span><text:span text:style-name="T3">łż</text:span><text:span text:style-name="T8">e</text:span><text:span text:style-name="T3">ń</text:span><text:span text:style-name="T8">stwem zmar</text:span><text:span text:style-name="T3">ł</text:span><text:span text:style-name="T8">ego kr</text:span><text:span text:style-name="T3">ó</text:span><text:span text:style-name="T8">la z habsbur</text:span><text:span text:style-name="T3">ż</text:span><text:span text:style-name="T8">ank</text:span><text:span text:style-name="T3">ą</text:span><text:span text:style-name="T8">... Ja za</text:span><text:span text:style-name="T3">ś</text:span><text:span text:style-name="T8"> kandydata mi</text:span><text:span text:style-name="T3">ł</text:span><text:span text:style-name="T8">ego Waszej Dostojno</text:span><text:span text:style-name="T3">ś</text:span><text:span text:style-name="T8">ci popr</text:span><text:span text:style-name="T3">ę</text:span><text:span text:style-name="T8">, je</text:span><text:span text:style-name="T3">ś</text:span><text:span text:style-name="T8">li Wasza Dostojno</text:span><text:span text:style-name="T3">ść</text:span><text:span text:style-name="T8"> moje s</text:span><text:span text:style-name="T3">ł</text:span><text:span text:style-name="T8">uszne prawa do Zamo</text:span><text:span text:style-name="T3">ś</text:span><text:span text:style-name="T8">cia i Ordynacyjej poprze. Zamoyskich to przecie dzie</text:span><text:span text:style-name="T3">ł</text:span><text:span text:style-name="T8">o, do kt</text:span><text:span text:style-name="T3">ó</text:span><text:span text:style-name="T8">rego przyjaciel Wasz pan hetman Wi</text:span><text:span text:style-name="T3">ś</text:span><text:span text:style-name="T8">niowiecki, pretensj</text:span><text:span text:style-name="T3">ę</text:span><text:span text:style-name="T8"> poprzez nieboszczk</text:span><text:span text:style-name="T3">ę</text:span><text:span text:style-name="T8"> Gryzeld</text:span><text:span text:style-name="T3">ę</text:span><text:span text:style-name="T8"> suplikuje. Oto Wasza Mi</text:span><text:span text:style-name="T3">ł</text:span><text:span text:style-name="T8">o</text:span><text:span text:style-name="T3">ść</text:span><text:span text:style-name="T8"> s</text:span><text:span text:style-name="T3">ł</text:span><text:span text:style-name="T8">owo wa</text:span><text:span text:style-name="T3">ż</text:span><text:span text:style-name="T8">ne w Trybunale tutejszym powiedzie</text:span><text:span text:style-name="T3">ć</text:span><text:span text:style-name="T8"> powiedzie</text:span><text:span text:style-name="T3">ć</text:span><text:span text:style-name="T8"> mo</text:span><text:span text:style-name="T3">ż</text:span><text:span text:style-name="T8">e i s</text:span><text:span text:style-name="T3">ł</text:span><text:span text:style-name="T8">owa tego tutaj pos</text:span><text:span text:style-name="T3">ł</text:span><text:span text:style-name="T8">uchaj</text:span><text:span text:style-name="T3">ą</text:span><text:span text:style-name="T8">. Je</text:span><text:span text:style-name="T3">ś</text:span><text:span text:style-name="T8">li wi</text:span><text:span text:style-name="T3">ę</text:span><text:span text:style-name="T8">c uda si</text:span><text:span text:style-name="T3">ę</text:span><text:span text:style-name="T8"> Waszej Dostojno</text:span><text:span text:style-name="T3">ś</text:span><text:span text:style-name="T8">ci, </text:span><text:span text:style-name="T3">ż</text:span><text:span text:style-name="T8">ebym ja wr</text:span><text:span text:style-name="T3">ó</text:span><text:span text:style-name="T8">ci</text:span><text:span text:style-name="T3">ł</text:span><text:span text:style-name="T8"> na Zamo</text:span><text:span text:style-name="T3">ść</text:span><text:span text:style-name="T8">, a pan hetman Wi</text:span><text:span text:style-name="T3">ś</text:span><text:span text:style-name="T8">niowiecki czym innym zadowoli</text:span><text:span text:style-name="T3">ł</text:span><text:span text:style-name="T8"> si</text:span><text:span text:style-name="T3">ę</text:span><text:span text:style-name="T8">, to elekcja bardziej po Waszej my</text:span><text:span text:style-name="T3">ś</text:span><text:span text:style-name="T8">li si</text:span><text:span text:style-name="T3">ę</text:span><text:span text:style-name="T8"> rozwinie...</text:span></text:p>
      <text:p text:style-name="P19"/>
      <text:p text:style-name="P13">* * *</text:p>
      <text:p text:style-name="P19"/>
      <text:p text:style-name="P5"><text:span text:style-name="T8">Sejm konwokacyjny zszed</text:span><text:span text:style-name="T3">ł</text:span><text:span text:style-name="T8"> si</text:span><text:span text:style-name="T3">ę</text:span><text:span text:style-name="T8">, a potem rozszed</text:span><text:span text:style-name="T3">ł</text:span><text:span text:style-name="T8"> bez wi</text:span><text:span text:style-name="T3">ę</text:span><text:span text:style-name="T8">kszych sensacji. Termin sejmu elekcyjnego ustalono na 20 kwietnia. W</text:span><text:span text:style-name="T3">ś</text:span><text:span text:style-name="T8">r</text:span><text:span text:style-name="T3">ó</text:span><text:span text:style-name="T8">d drobiazgowych instrukcyj co do przebiegu elekcji znalaz</text:span><text:span text:style-name="T3">ł</text:span><text:span text:style-name="T8">a si</text:span><text:span text:style-name="T3">ę</text:span><text:span text:style-name="T8"> i tak, </text:span><text:span text:style-name="T3">ż</text:span><text:span text:style-name="T8">e nie wolno wprowadza</text:span><text:span text:style-name="T3">ć</text:span><text:span text:style-name="T8"> wojsk w pobli</text:span><text:span text:style-name="T3">ż</text:span><text:span text:style-name="T8">e pola na Woli. Instrukcja ta przez delegacj</text:span><text:span text:style-name="T3">ę</text:span><text:span text:style-name="T8"> wile</text:span><text:span text:style-name="T3">ń</text:span><text:span text:style-name="T8">sk</text:span><text:span text:style-name="T3">ą</text:span><text:span text:style-name="T8"> przeforsowana w oczywisty spos</text:span><text:span text:style-name="T3">ó</text:span><text:span text:style-name="T8">b by</text:span><text:span text:style-name="T3">ł</text:span><text:span text:style-name="T8">a w hetmana Sobieskiego wymierzona, jego samego jednak nie zmartwi</text:span><text:span text:style-name="T3">ł</text:span><text:span text:style-name="T8">a. On by</text:span><text:span text:style-name="T3">ł</text:span><text:span text:style-name="T8"> bowiem r</text:span><text:span text:style-name="T3">ó</text:span><text:span text:style-name="T8">wnie</text:span><text:span text:style-name="T3">ż</text:span><text:span text:style-name="T8"> jako marsza</text:span><text:span text:style-name="T3">ł</text:span><text:span text:style-name="T8">ek wielki koronny za jej wykonanie odpowiedzialny, jako i za og</text:span><text:span text:style-name="T3">ó</text:span><text:span text:style-name="T8">lny porz</text:span><text:span text:style-name="T3">ą</text:span><text:span text:style-name="T8">dek na elekcji. Zaraz te</text:span><text:span text:style-name="T3">ż</text:span><text:span text:style-name="T8"> zarz</text:span><text:span text:style-name="T3">ą</text:span><text:span text:style-name="T8">dzi</text:span><text:span text:style-name="T3">ł</text:span><text:span text:style-name="T8">, </text:span><text:span text:style-name="T3">ż</text:span><text:span text:style-name="T8">e r</text:span><text:span text:style-name="T3">ó</text:span><text:span text:style-name="T8">wnie</text:span><text:span text:style-name="T3">ż</text:span><text:span text:style-name="T8"> magnaci litewscy <text:s/>na orszaku niewielkim przybocznym poprzesta</text:span><text:span text:style-name="T3">ć</text:span><text:span text:style-name="T8"> musz</text:span><text:span text:style-name="T3">ą</text:span><text:span text:style-name="T8">. By</text:span><text:span text:style-name="T3">ł</text:span><text:span text:style-name="T8">o to zgodne z instrukcj</text:span><text:span text:style-name="T3">ą</text:span><text:span text:style-name="T8"> sejmu konwokacyjnego, lecz wbrew tradycji pozwalaj</text:span><text:span text:style-name="T3">ą</text:span><text:span text:style-name="T8">cej magnatom z ksi</text:span><text:span text:style-name="T3">ążę</text:span><text:span text:style-name="T8">cej krwi Giedymina, lub tym, kt</text:span><text:span text:style-name="T3">ó</text:span><text:span text:style-name="T8">rzy przez maj</text:span><text:span text:style-name="T3">ę</text:span><text:span text:style-name="T8">tno</text:span><text:span text:style-name="T3">ść</text:span><text:span text:style-name="T8"> za krwi tej r</text:span><text:span text:style-name="T3">ó</text:span><text:span text:style-name="T8">wnych si</text:span><text:span text:style-name="T3">ę</text:span><text:span text:style-name="T8"> uwa</text:span><text:span text:style-name="T3">ż</text:span><text:span text:style-name="T8">ali, z ca</text:span><text:span text:style-name="T3">ł</text:span><text:span text:style-name="T8">ym prawie wojskiem swym na Mazowsze si</text:span><text:span text:style-name="T3">ę</text:span><text:span text:style-name="T8"> zje</text:span><text:span text:style-name="T3">ż</text:span><text:span text:style-name="T8">d</text:span><text:span text:style-name="T3">ż</text:span><text:span text:style-name="T8">a</text:span><text:span text:style-name="T3">ć</text:span><text:span text:style-name="T8">.</text:span></text:p>
      <text:p text:style-name="P13">* * *</text:p>
      <text:p text:style-name="P19"/>
      <text:p text:style-name="P5"><text:span text:style-name="T8">Wchodz</text:span><text:span text:style-name="T3">ą</text:span><text:span text:style-name="T8">cy do Gda</text:span><text:span text:style-name="T3">ń</text:span><text:span text:style-name="T8">ska francuski bryg </text:span><text:span text:style-name="T3">ś</text:span><text:span text:style-name="T8">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8">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8">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8"/>
      <text:p text:style-name="P13">* * *</text:p>
      <text:p text:style-name="P19"/>
      <text:p text:style-name="P8">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3">* * *</text:p>
      <text:p text:style-name="P19"/>
      <text:p text:style-name="P6"><text:span text:style-name="T8">Jeszcze pod koniec lutego zjecha</text:span><text:span text:style-name="T3">ł</text:span><text:span text:style-name="T8"> do za</text:span><text:span text:style-name="T3">ś</text:span><text:span text:style-name="T8">cianka pan Atanazy Mi</text:span><text:span text:style-name="T3">ą</text:span><text:span text:style-name="T8">czy</text:span><text:span text:style-name="T3">ń</text:span><text:span text:style-name="T8">ski z niewielkim pocztem. Z szacunkiem witany przez szarak</text:span><text:span text:style-name="T3">ó</text:span><text:span text:style-name="T8">w, z kt</text:span><text:span text:style-name="T3">ó</text:span><text:span text:style-name="T8">rych wielu w jego lekkich chor</text:span><text:span text:style-name="T3">ą</text:span><text:span text:style-name="T8">gwiach s</text:span><text:span text:style-name="T3">ł</text:span><text:span text:style-name="T8">u</text:span><text:span text:style-name="T3">ż</text:span><text:span text:style-name="T8">y</text:span><text:span text:style-name="T3">ł</text:span><text:span text:style-name="T8">o, szed</text:span><text:span text:style-name="T3">ł</text:span><text:span text:style-name="T8"> szybko </text:span><text:soft-page-break/><text:span text:style-name="T8">widzie</text:span><text:span text:style-name="T3">ć</text:span><text:span text:style-name="T8"> si</text:span><text:span text:style-name="T3">ę</text:span><text:span text:style-name="T8"> z panem Ostrowskim. Wspomniawszy chocimskie i mo</text:span><text:span text:style-name="T3">ł</text:span><text:span text:style-name="T8">dawskie potrzeby, w kt</text:span><text:span text:style-name="T3">ó</text:span><text:span text:style-name="T8">rych pan Stefan ju</text:span><text:span text:style-name="T3">ż</text:span><text:span text:style-name="T8"> chor</text:span><text:span text:style-name="T3">ą</text:span><text:span text:style-name="T8">giew prowadza</text:span><text:span text:style-name="T3">ł</text:span><text:span text:style-name="T8">, rzek</text:span><text:span text:style-name="T3">ł</text:span><text:span text:style-name="T8"> pan Mi</text:span><text:span text:style-name="T3">ą</text:span><text:span text:style-name="T8">czy</text:span><text:span text:style-name="T3">ń</text:span><text:span text:style-name="T8">ski:</text:span></text:p>
      <text:p text:style-name="P17"><text:span text:style-name="T8">- Trzeba aby</text:span><text:span text:style-name="T3">ś</text:span><text:span text:style-name="T8">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10">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3">* * *</text:p>
      <text:p text:style-name="P19"/>
      <text:p text:style-name="P5">Ju<text:span text:style-name="T3">ż</text:span> dwa tygodnie p<text:span text:style-name="T3">óź</text:span>niej maszerowa<text:span text:style-name="T3">ł</text:span> pan Ostrowski na czele kilkudziesi<text:span text:style-name="T3">ę</text:span><text:span text:style-name="T5">ciu krewniak</text:span><text:span text:style-name="T3">ó</text:span><text:span text:style-name="T5">w, kum</text:span><text:span text:style-name="T3">ó</text:span><text:span text:style-name="T5">w i s</text:span><text:span text:style-name="T3">ą</text:span><text:span text:style-name="T5">siad</text:span><text:span text:style-name="T3">ó</text:span><text:span text:style-name="T5">w, stanowi</text:span><text:span text:style-name="T3">ą</text:span><text:span text:style-name="T5">cych trzon nowej chor</text:span><text:span text:style-name="T3">ą</text:span><text:span text:style-name="T5">gwi lekkiej. <text:s/>Maszerowali w kierunku Pielaszkowic na Lubelszczy</text:span><text:span text:style-name="T3">ź</text:span><text:span text:style-name="T5">nie, <text:s/>gdzie popisa</text:span><text:span text:style-name="T3">ć</text:span><text:span text:style-name="T5"> si</text:span><text:span text:style-name="T3">ę</text:span><text:span text:style-name="T5"> mieli <text:s/>przed s</text:span><text:span text:style-name="T3">ł</text:span><text:span text:style-name="T5">awetnym ju</text:span><text:span text:style-name="T3">ż</text:span><text:span text:style-name="T5"> dow</text:span><text:span text:style-name="T3">ó</text:span><text:span text:style-name="T5">dc</text:span><text:span text:style-name="T3">ą</text:span><text:span text:style-name="T5"> kawalerii w Koronie, wojewod</text:span><text:span text:style-name="T3">ą</text:span><text:span text:style-name="T5"> ruskim panem Jab</text:span><text:span text:style-name="T3">ł</text:span><text:span text:style-name="T5">onowskim. <text:s/>Zwykle popisy nowych chor</text:span><text:span text:style-name="T3">ą</text:span><text:span text:style-name="T5">gwi powinny odbywa</text:span><text:span text:style-name="T3">ć</text:span><text:span text:style-name="T5"> si</text:span><text:span text:style-name="T3">ę</text:span><text:span text:style-name="T5"> przed pisarzem koronnym, lecz pe</text:span><text:span text:style-name="T3">ł</text:span><text:span text:style-name="T5">ni</text:span><text:span text:style-name="T3">ą</text:span><text:span text:style-name="T5">cy t</text:span><text:span text:style-name="T3">ę</text:span><text:span text:style-name="T5"> funkcj</text:span><text:span text:style-name="T3">ę</text:span><text:span text:style-name="T5"> pan Stefan Czarnecki nie pali</text:span><text:span text:style-name="T3">ł</text:span><text:span text:style-name="T5"> si</text:span><text:span text:style-name="T3">ę</text:span><text:span text:style-name="T5"> do wjazdu w prywatne w</text:span><text:span text:style-name="T3">ł</text:span><text:span text:style-name="T5">o</text:span><text:span text:style-name="T3">ś</text:span><text:span text:style-name="T5">ci hetmana Sobieskiego, kt</text:span><text:span text:style-name="T3">ó</text:span><text:span text:style-name="T5">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8">Jeden z klęczących za dziwną bronią żołnierzy odpowiedział:</text:p>
      <text:p text:style-name="P15">- pan Kasztelan kazał!</text:p>
      <text:p text:style-name="P8">A drugi dodał:</text:p>
      <text:p text:style-name="P15">- niech żyje pan Kasztelan!</text:p>
      <text:p text:style-name="P8">Wódz naczelny pokiwał smutno głową. Już wiedział, że jego planów naprawy Rzeczypospolitej nie da się zrealizować bez rozlewu krwi bratniej...</text:p>
      <text:p text:style-name="P8"/>
      <text:list xml:id="list42600955" text:continue-numbering="true" text:style-name="Outline">
        <text:list-item>
          <text:h text:style-name="P23" text:outline-level="1"/>
        </text:list-item>
      </text:list>
      <text:p text:style-name="P5">„Ilustrissime, dziwne a smutne rzeczy tutaj dziej<text:span text:style-name="T3">ą</text:span><text:span text:style-name="T5"> si</text:span><text:span text:style-name="T3">ę</text:span><text:span text:style-name="T5"> na tej elekcji. Wiele ju</text:span><text:span text:style-name="T3">ż</text:span><text:span text:style-name="T5"> czasu s</text:span><text:span text:style-name="T3">ł</text:span><text:span text:style-name="T5">u</text:span><text:span text:style-name="T3">żę</text:span><text:span text:style-name="T5"> tej Rzeczypospolitej, a przede wszystkiem ojczy</text:span><text:span text:style-name="T3">ź</text:span><text:span text:style-name="T5">nie naszej, </text:span><text:span text:style-name="T3">ś</text:span><text:span text:style-name="T5">wi</text:span><text:span text:style-name="T3">ę</text:span><text:span text:style-name="T5">tej Litwie, lecz takie termina polityczne niezwyk</text:span><text:span text:style-name="T3">ł</text:span><text:span text:style-name="T5">em widzie</text:span><text:span text:style-name="T3">ć</text:span><text:span text:style-name="T5">. Puszczaj</text:span><text:span text:style-name="T3">ą</text:span><text:span text:style-name="T5"> nas Litwin</text:span><text:span text:style-name="T3">ó</text:span><text:span text:style-name="T5">w na Wol</text:span><text:span text:style-name="T3">ę</text:span><text:span text:style-name="T5">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8">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8">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8">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8">No cóż, czas zakończyć te dywagacje i wkroczyć na elekcję.</text:p>
      <text:p text:style-name="P15"/>
      <text:p text:style-name="P13">* * *</text:p>
      <text:p text:style-name="P19"/>
      <text:p text:style-name="P8">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8">Po przemówieniu Sobieski skierował się do pałacu prymasa, górującego nad polem elekcyjnym, gdzie pod naciskiem biskupa Olszowskiego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8">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text:p>
      <text:p text:style-name="P17">„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8">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text:soft-page-break/>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8">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8">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3">* * *</text:p>
      <text:p text:style-name="P19"/>
      <text:p text:style-name="P8">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Jakże to, senatorów bijać mamy?”</text:p>
      <text:p text:style-name="P14">„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Krew się poleje!”</text:p>
      <text:p text:style-name="P14">„Krew się polać musi, jużem to Waszmości wykładał. Nawet krew senatorska tu i teraz popłynąć musi - na odkupienie grzechów w tej Rzeczypospolitej, na początek odnowy, która nam pokój i poważanie między narodami przywróci! Czy jesteś Waszmość z jaśnie wielmożnym hetmanem w tym wielkim dziele?”</text:p>
      <text:p text:style-name="P7">Odpowiedź Ostrowskiego była jednoznaczna, mimo że przyszła mu z trudem.</text:p>
      <text:p text:style-name="P7"><text:soft-page-break/></text:p>
      <text:p text:style-name="P13">* * *</text:p>
      <text:p text:style-name="P15"/>
      <text:p text:style-name="P8">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8">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3">* * *</text:p>
      <text:p text:style-name="P15"/>
      <text:p text:style-name="Text_20_body">Towarzysz pancerny Wyczha przyprowadzi<text:span text:style-name="T3">ł</text:span><text:span text:style-name="T5"> z</text:span><text:span text:style-name="T3">biega, z wyglądu zwykłego litewskiego szlachciurę, do swego dowódcy.</text:span></text:p>
      <text:p text:style-name="P15">„Mości poruczniku, otośmy tego szlachcia złapali, jak przez Wisłę się przeprawił i najwyraźniej po kryjomu na Litwę zmierzał.”</text:p>
      <text:p text:style-name="P15">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A co to nam do tego, że jakiś szlachcic przez Wisłę się przeprawia? Wola jego.”</text:p>
      <text:p text:style-name="P15">Wyczha nie dawał za wygraną: „Jaśnie pan hetman baczenie dawać kazał...”</text:p>
      <text:p text:style-name="P15">„To dajemy baczenie, zobaczyliśmy owego jegomościa, a teraz nic nam do niego. Puścić!”</text:p>
      <text:p text:style-name="P15">Wyczha wrócił do swoich pocztowych, trzymających zbiega: „Jazda, wasze, uchodźcie do Pińska, czy do Diabła, jaka tam Wasza wola.”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483</meta:editing-cycles>
    <meta:creation-date>2014-08-22T08:05:00</meta:creation-date>
    <dc:date>2015-09-05T22:42:44.41</dc:date>
    <meta:editing-duration>P38DT5H50M56S</meta:editing-duration>
    <meta:generator>OpenOffice/4.1.1$Win32 OpenOffice.org_project/411m6$Build-9775</meta:generator>
    <dc:creator>Mikolaj Trzeciecki</dc:creator>
    <meta:document-statistic meta:table-count="0" meta:image-count="0" meta:object-count="0" meta:page-count="46" meta:paragraph-count="469" meta:word-count="21103" meta:character-count="14228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